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5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7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8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9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10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34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0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7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8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30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32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3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4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5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36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8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40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5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6" style:family="graphic">
      <style:graphic-properties style:writing-mode="lr-tb" loext:decorative="false"/>
    </style:style>
    <style:style style:name="gr14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50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51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52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17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0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2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3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6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1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2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3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4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5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</style:style>
    <style:style style:name="P3" style:family="paragraph">
      <loext:graphic-properties draw:fill="solid" draw:fill-color="#ccffff"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2" style:family="paragraph">
      <loext:graphic-properties draw:fill="hatch" draw:fill-hatch-name="Black_20_90_20_Degrees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solid" draw:fill-color="#808000"/>
      <style:paragraph-properties fo:text-align="center"/>
    </style:style>
    <style:style style:name="P25" style:family="paragraph">
      <loext:graphic-properties draw:fill="solid" draw:fill-color="#8000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hatch" draw:fill-color="#c0c0c0" draw:fill-hatch-name="Hatch15" draw:fill-hatch-solid="true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33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cm" svg:y1="7.8cm" svg:x2="3.6cm" svg:y2="8.2cm">
          <text:p/>
        </draw:line>
        <draw:g draw:style-name="gr2">
          <draw:polyline draw:style-name="gr3" draw:text-style-name="P1" draw:layer="layout" svg:width="2.213cm" svg:height="0.663cm" draw:transform="rotate (-1.89246050793745) translate (5.46983415634026cm 6.58991882346541cm)" svg:viewBox="0 0 2214 664" draw:points="0,284 126,664 2119,0 2214,285">
            <text:p/>
          </draw:polyline>
          <draw:polyline draw:style-name="gr4" draw:text-style-name="P1" draw:layer="layout" svg:width="2.213cm" svg:height="0.663cm" draw:transform="rotate (-1.89246050793745) translate (5.51483674723946cm 6.65491536831146cm)" svg:viewBox="0 0 2214 664" draw:points="0,332 111,664 2103,0 2214,332">
            <text:p/>
          </draw:polyline>
          <draw:polyline draw:style-name="gr5" draw:text-style-name="P1" draw:layer="layout" svg:width="2.213cm" svg:height="0.663cm" draw:transform="rotate (-1.89246050793745) translate (5.42483156544106cm 6.52492227861937cm)" svg:viewBox="0 0 2214 664" draw:points="0,237 142,664 2135,0 2214,237">
            <text:p/>
          </draw:polyline>
          <draw:polyline draw:style-name="gr6" draw:text-style-name="P1" draw:layer="layout" svg:width="2.213cm" svg:height="0.663cm" draw:transform="rotate (-1.89246050793745) translate (5.55983933813865cm 6.7199119131575cm)" svg:viewBox="0 0 2214 664" draw:points="0,379 95,664 2087,0 2214,379">
            <text:p/>
          </draw:polyline>
        </draw:g>
        <draw:rect draw:style-name="gr7" draw:text-style-name="P2" draw:layer="layout" svg:width="0.8cm" svg:height="0.6cm" svg:x="8.8cm" svg:y="6.2cm">
          <text:p/>
        </draw:rect>
        <draw:rect draw:style-name="gr7" draw:text-style-name="P2" draw:layer="layout" svg:width="0.8cm" svg:height="0.6cm" svg:x="11cm" svg:y="6.2cm">
          <text:p/>
        </draw:rect>
        <draw:rect draw:style-name="gr8" draw:text-style-name="P2" draw:layer="layout" svg:width="0.8cm" svg:height="0.6cm" svg:x="6.6cm" svg:y="6.2cm">
          <text:p/>
        </draw:rect>
        <draw:rect draw:style-name="gr9" draw:text-style-name="P3" draw:layer="layout" svg:width="1.6cm" svg:height="1.8cm" svg:x="9.5cm" svg:y="22.6cm">
          <text:p/>
        </draw:rect>
        <draw:rect draw:style-name="gr9" draw:text-style-name="P3" draw:layer="layout" svg:width="1.6cm" svg:height="1.8cm" svg:x="6.9cm" svg:y="22.6cm">
          <text:p/>
        </draw:rect>
        <draw:frame draw:style-name="gr10" draw:text-style-name="P4" draw:layer="layout" svg:width="8.7cm" svg:height="0.3cm" svg:x="2.1cm" svg:y="28.3cm">
          <draw:text-box>
            <text:p><text:file-name text:display="full">G:\github\RCC5V\examples\blocktester\odg\Blocktester_I2C_250321.odg</text:file-name></text:p>
          </draw:text-box>
        </draw:frame>
        <draw:g draw:style-name="gr2">
          <draw:rect draw:style-name="gr11" draw:text-style-name="P5" draw:layer="layout" svg:width="0.6cm" svg:height="1cm" draw:transform="rotate (-1.5707963267949) translate (10.8cm 23.7cm)">
            <text:p/>
          </draw:rect>
          <draw:rect draw:style-name="gr12" draw:text-style-name="P6" draw:layer="layout" svg:width="0.5cm" svg:height="0.9cm" draw:transform="rotate (-1.5707963267949) translate (10.75cm 23.75cm)">
            <text:p/>
          </draw:rect>
          <draw:rect draw:style-name="gr13" draw:text-style-name="P7" draw:layer="layout" svg:width="0.05cm" svg:height="0.3cm" draw:transform="rotate (-1.5707963267949) translate (10.45cm 24.25cm)">
            <text:p/>
          </draw:rect>
          <draw:circle draw:style-name="gr14" draw:text-style-name="P8" draw:layer="layout" svg:width="0.12cm" svg:height="0.12cm" draw:transform="rotate (-1.5707963267949) translate (10.16cm 24.04cm)">
            <text:p/>
          </draw:circle>
          <draw:circle draw:style-name="gr15" draw:text-style-name="P8" draw:layer="layout" svg:width="0.12cm" svg:height="0.12cm" draw:transform="rotate (-1.5707963267949) translate (10.36cm 24.04cm)">
            <text:p/>
          </draw:circle>
          <draw:circle draw:style-name="gr16" draw:text-style-name="P8" draw:layer="layout" svg:width="0.12cm" svg:height="0.12cm" draw:transform="rotate (-1.5707963267949) translate (10.56cm 24.04cm)">
            <text:p/>
          </draw:circle>
          <draw:circle draw:style-name="gr17" draw:text-style-name="P8" draw:layer="layout" svg:width="0.12cm" svg:height="0.12cm" draw:transform="rotate (-1.5707963267949) translate (10.16cm 23.84cm)">
            <text:p/>
          </draw:circle>
          <draw:circle draw:style-name="gr18" draw:text-style-name="P8" draw:layer="layout" svg:width="0.12cm" svg:height="0.12cm" draw:transform="rotate (-1.5707963267949) translate (10.36cm 23.84cm)">
            <text:p/>
          </draw:circle>
          <draw:circle draw:style-name="gr19" draw:text-style-name="P8" draw:layer="layout" svg:width="0.12cm" svg:height="0.12cm" draw:transform="rotate (-1.5707963267949) translate (10.56cm 23.84cm)">
            <text:p/>
          </draw:circle>
        </draw:g>
        <draw:rect draw:style-name="gr20" draw:text-style-name="P5" draw:layer="layout" svg:width="0.6cm" svg:height="1.4cm" draw:transform="rotate (-1.5707963267949) translate (11cm 22.7cm)">
          <text:p/>
        </draw:rect>
        <draw:rect draw:style-name="gr21" draw:text-style-name="P6" draw:layer="layout" svg:width="0.5cm" svg:height="1.3cm" draw:transform="rotate (-1.5707963267949) translate (10.95cm 22.75cm)">
          <text:p/>
        </draw:rect>
        <draw:rect draw:style-name="gr22" draw:text-style-name="P7" draw:layer="layout" svg:width="0.05cm" svg:height="0.3cm" draw:transform="rotate (-1.5707963267949) translate (10.45cm 23.25cm)">
          <text:p/>
        </draw:rect>
        <draw:circle draw:style-name="gr23" draw:text-style-name="P8" draw:layer="layout" svg:width="0.12cm" svg:height="0.12cm" draw:transform="rotate (-1.5707963267949) translate (9.96cm 23.04cm)">
          <text:p/>
        </draw:circle>
        <draw:circle draw:style-name="gr24" draw:text-style-name="P8" draw:layer="layout" svg:width="0.12cm" svg:height="0.12cm" draw:transform="rotate (-1.5707963267949) translate (10.16cm 23.04cm)">
          <text:p/>
        </draw:circle>
        <draw:circle draw:style-name="gr25" draw:text-style-name="P7" draw:layer="layout" svg:width="0.12cm" svg:height="0.12cm" draw:transform="rotate (-1.5707963267949) translate (10.36cm 23.04cm)">
          <text:p/>
        </draw:circle>
        <draw:circle draw:style-name="gr26" draw:text-style-name="P8" draw:layer="layout" svg:width="0.12cm" svg:height="0.12cm" draw:transform="rotate (-1.5707963267949) translate (9.96cm 22.84cm)">
          <text:p/>
        </draw:circle>
        <draw:circle draw:style-name="gr27" draw:text-style-name="P8" draw:layer="layout" svg:width="0.12cm" svg:height="0.12cm" draw:transform="rotate (-1.5707963267949) translate (10.16cm 22.84cm)">
          <text:p/>
        </draw:circle>
        <draw:circle draw:style-name="gr28" draw:text-style-name="P9" draw:layer="layout" svg:width="0.12cm" svg:height="0.12cm" draw:transform="rotate (-1.5707963267949) translate (10.36cm 22.84cm)">
          <text:p/>
        </draw:circle>
        <draw:circle draw:style-name="gr29" draw:text-style-name="P8" draw:layer="layout" svg:width="0.12cm" svg:height="0.12cm" draw:transform="rotate (-1.5707963267949) translate (10.56cm 23.04cm)">
          <text:p/>
        </draw:circle>
        <draw:circle draw:style-name="gr30" draw:text-style-name="P8" draw:layer="layout" svg:width="0.12cm" svg:height="0.12cm" draw:transform="rotate (-1.5707963267949) translate (10.76cm 23.04cm)">
          <text:p/>
        </draw:circle>
        <draw:circle draw:style-name="gr31" draw:text-style-name="P8" draw:layer="layout" svg:width="0.12cm" svg:height="0.12cm" draw:transform="rotate (-1.5707963267949) translate (10.56cm 22.84cm)">
          <text:p/>
        </draw:circle>
        <draw:circle draw:style-name="gr32" draw:text-style-name="P8" draw:layer="layout" svg:width="0.12cm" svg:height="0.12cm" draw:transform="rotate (-1.5707963267949) translate (10.76cm 22.84cm)">
          <text:p/>
        </draw:circle>
        <draw:frame draw:style-name="gr33" draw:text-style-name="P10" draw:layer="layout" svg:width="0.6cm" svg:height="0.379cm" svg:x="10cm" svg:y="23.321cm">
          <draw:text-box>
            <text:p><text:span text:style-name="T1">W2</text:span></text:p>
          </draw:text-box>
        </draw:frame>
        <draw:line draw:style-name="gr34" draw:text-style-name="P1" draw:layer="layout" svg:x1="10.5cm" svg:y1="24.1cm" svg:x2="10.5cm" svg:y2="24.9cm">
          <text:p/>
        </draw:line>
        <draw:line draw:style-name="gr34" draw:text-style-name="P1" draw:layer="layout" svg:x1="10.1cm" svg:y1="24.1cm" svg:x2="10.1cm" svg:y2="24.9cm">
          <text:p/>
        </draw:line>
        <draw:line draw:style-name="gr35" draw:text-style-name="P1" draw:layer="layout" svg:x1="10.3cm" svg:y1="24.1cm" svg:x2="10.3cm" svg:y2="24.9cm">
          <text:p/>
        </draw:line>
        <draw:circle draw:style-name="gr36" draw:text-style-name="P11" draw:layer="layout" svg:width="0.1cm" svg:height="0.1cm" draw:transform="rotate (-3.14159265358979) translate (10.355cm 25cm)">
          <text:p/>
        </draw:circle>
        <draw:circle draw:style-name="gr36" draw:text-style-name="P11" draw:layer="layout" svg:width="0.1cm" svg:height="0.1cm" draw:transform="rotate (-3.14159265358979) translate (10.555cm 25cm)">
          <text:p/>
        </draw:circle>
        <draw:circle draw:style-name="gr36" draw:text-style-name="P11" draw:layer="layout" svg:width="0.1cm" svg:height="0.1cm" draw:transform="rotate (-3.14159265358979) translate (10.155cm 25cm)">
          <text:p/>
        </draw:circle>
        <draw:line draw:style-name="gr34" draw:text-style-name="P1" draw:layer="layout" svg:x1="10.5cm" svg:y1="25.2cm" svg:x2="10.5cm" svg:y2="25cm">
          <text:p/>
        </draw:line>
        <draw:line draw:style-name="gr34" draw:text-style-name="P1" draw:layer="layout" svg:x1="10.1cm" svg:y1="25.2cm" svg:x2="10.1cm" svg:y2="25cm">
          <text:p/>
        </draw:line>
        <draw:line draw:style-name="gr35" draw:text-style-name="P1" draw:layer="layout" svg:x1="10.3cm" svg:y1="25.2cm" svg:x2="10.3cm" svg:y2="25cm">
          <text:p/>
        </draw:line>
        <draw:line draw:style-name="gr37" draw:text-style-name="P12" draw:layer="layout" svg:x1="9.201cm" svg:y1="20.61cm" svg:x2="9.905cm" svg:y2="20.605cm">
          <text:p/>
        </draw:line>
        <draw:line draw:style-name="gr38" draw:text-style-name="P12" draw:layer="layout" svg:x1="9.905cm" svg:y1="20.905cm" svg:x2="9.201cm" svg:y2="20.91cm">
          <text:p/>
        </draw:line>
        <draw:line draw:style-name="gr39" draw:text-style-name="P12" draw:layer="layout" svg:x1="9.198cm" svg:y1="20.308cm" svg:x2="9.905cm" svg:y2="20.305cm">
          <text:p/>
        </draw:line>
        <draw:line draw:style-name="gr40" draw:text-style-name="P12" draw:layer="layout" svg:x1="9.905cm" svg:y1="20.005cm" svg:x2="9.201cm" svg:y2="20.01cm">
          <text:p/>
        </draw:line>
        <draw:line draw:style-name="gr41" draw:text-style-name="P12" draw:layer="layout" svg:x1="6cm" svg:y1="20.61cm" svg:x2="6.7cm" svg:y2="20.61cm">
          <text:p/>
        </draw:line>
        <draw:line draw:style-name="gr42" draw:text-style-name="P12" draw:layer="layout" svg:x1="6.697cm" svg:y1="20.908cm" svg:x2="6cm" svg:y2="20.91cm">
          <text:p/>
        </draw:line>
        <draw:line draw:style-name="gr43" draw:text-style-name="P12" draw:layer="layout" svg:x1="6.9cm" svg:y1="21.01cm" svg:x2="6.9cm" svg:y2="21.21cm">
          <text:p/>
        </draw:line>
        <draw:line draw:style-name="gr44" draw:text-style-name="P12" draw:layer="layout" svg:x1="7.205cm" svg:y1="21.005cm" svg:x2="7.205cm" svg:y2="21.205cm">
          <text:p/>
        </draw:line>
        <draw:line draw:style-name="gr45" draw:text-style-name="P12" draw:layer="layout" svg:x1="7.5cm" svg:y1="21.01cm" svg:x2="7.5cm" svg:y2="21.21cm">
          <text:p/>
        </draw:line>
        <draw:line draw:style-name="gr46" draw:text-style-name="P12" draw:layer="layout" svg:x1="7.8cm" svg:y1="21.01cm" svg:x2="7.8cm" svg:y2="21.21cm">
          <text:p/>
        </draw:line>
        <draw:frame draw:style-name="gr47" draw:text-style-name="P14" draw:layer="layout" svg:width="1.9cm" svg:height="0.35cm" svg:x="7.005cm" svg:y="19.96cm">
          <draw:text-box>
            <text:p text:style-name="P13"><text:span text:style-name="T2">PCF8574-Board</text:span></text:p>
          </draw:text-box>
        </draw:frame>
        <draw:frame draw:style-name="gr48" draw:text-style-name="P15" draw:layer="layout" svg:width="0.24cm" svg:height="0.27cm" svg:x="7.085cm" svg:y="20.705cm">
          <draw:text-box>
            <text:p text:style-name="P13"><text:span text:style-name="T3">P6</text:span></text:p>
          </draw:text-box>
        </draw:frame>
        <draw:line draw:style-name="gr49" draw:text-style-name="P12" draw:layer="layout" svg:x1="8.1cm" svg:y1="21.01cm" svg:x2="8.1cm" svg:y2="21.21cm">
          <text:p/>
        </draw:line>
        <draw:line draw:style-name="gr50" draw:text-style-name="P12" draw:layer="layout" svg:x1="8.4cm" svg:y1="21.01cm" svg:x2="8.4cm" svg:y2="21.21cm">
          <text:p/>
        </draw:line>
        <draw:line draw:style-name="gr51" draw:text-style-name="P12" draw:layer="layout" svg:x1="8.7cm" svg:y1="21.01cm" svg:x2="8.7cm" svg:y2="21.21cm">
          <text:p/>
        </draw:line>
        <draw:line draw:style-name="gr52" draw:text-style-name="P12" draw:layer="layout" svg:x1="9cm" svg:y1="21.01cm" svg:x2="9cm" svg:y2="21.21cm">
          <text:p/>
        </draw:line>
        <draw:frame draw:style-name="gr53" draw:text-style-name="P14" draw:layer="layout" svg:width="2.1cm" svg:height="0.35cm" svg:x="6.9cm" svg:y="20.355cm">
          <draw:text-box>
            <text:p text:style-name="P13"><text:span text:style-name="T2">pcf8574_out: 0x20</text:span></text:p>
          </draw:text-box>
        </draw:frame>
        <draw:polyline draw:style-name="gr54" draw:text-style-name="P12" draw:layer="layout" svg:width="2.099cm" svg:height="0.399cm" svg:x="6.905cm" svg:y="19.905cm" svg:viewBox="0 0 2100 400" draw:points="2100,0 2100,400 0,400 0,0">
          <text:p/>
        </draw:polyline>
        <draw:frame draw:style-name="gr55" draw:text-style-name="P16" draw:layer="layout" svg:width="0.5cm" svg:height="0.3cm" svg:x="9.3cm" svg:y="20.05cm">
          <draw:text-box>
            <text:p text:style-name="P13"><text:span text:style-name="T4">GND</text:span></text:p>
          </draw:text-box>
        </draw:frame>
        <draw:line draw:style-name="gr56" draw:text-style-name="P12" draw:layer="layout" svg:x1="12.4cm" svg:y1="20.61cm" svg:x2="13.1cm" svg:y2="20.61cm">
          <text:p/>
        </draw:line>
        <draw:line draw:style-name="gr57" draw:text-style-name="P12" draw:layer="layout" svg:x1="13.1cm" svg:y1="20.91cm" svg:x2="12.4cm" svg:y2="20.91cm">
          <text:p/>
        </draw:line>
        <draw:line draw:style-name="gr58" draw:text-style-name="P12" draw:layer="layout" svg:x1="12.397cm" svg:y1="20.308cm" svg:x2="13.1cm" svg:y2="20.31cm">
          <text:p/>
        </draw:line>
        <draw:line draw:style-name="gr59" draw:text-style-name="P12" draw:layer="layout" svg:x1="13.1cm" svg:y1="20.01cm" svg:x2="12.4cm" svg:y2="20.01cm">
          <text:p/>
        </draw:line>
        <draw:frame draw:style-name="gr60" draw:text-style-name="P17" draw:layer="layout" svg:width="0.4cm" svg:height="0.35cm" svg:x="9.3cm" svg:y="19.7cm">
          <draw:text-box>
            <text:p text:style-name="P13"><text:span text:style-name="T5">+5V</text:span></text:p>
          </draw:text-box>
        </draw:frame>
        <draw:frame draw:style-name="gr61" draw:text-style-name="P16" draw:layer="layout" svg:width="0.5cm" svg:height="0.3cm" svg:x="12.5cm" svg:y="20.05cm">
          <draw:text-box>
            <text:p text:style-name="P13"><text:span text:style-name="T4">GND</text:span></text:p>
          </draw:text-box>
        </draw:frame>
        <draw:frame draw:style-name="gr62" draw:text-style-name="P18" draw:layer="layout" svg:width="0.5cm" svg:height="0.26cm" svg:x="12.5cm" svg:y="20.66cm">
          <draw:text-box>
            <text:p text:style-name="P13"><text:span text:style-name="T6">SCL</text:span></text:p>
          </draw:text-box>
        </draw:frame>
        <draw:frame draw:style-name="gr63" draw:text-style-name="P19" draw:layer="layout" svg:width="0.5cm" svg:height="0.24cm" svg:x="12.5cm" svg:y="20.38cm">
          <draw:text-box>
            <text:p text:style-name="P13"><text:span text:style-name="T7">SDA</text:span></text:p>
          </draw:text-box>
        </draw:frame>
        <draw:frame draw:style-name="gr64" draw:text-style-name="P17" draw:layer="layout" svg:width="0.4cm" svg:height="0.35cm" svg:x="12.5cm" svg:y="19.7cm">
          <draw:text-box>
            <text:p text:style-name="P13"><text:span text:style-name="T5">+5V</text:span></text:p>
          </draw:text-box>
        </draw:frame>
        <draw:rect draw:style-name="gr65" draw:text-style-name="P20" draw:layer="layout" svg:width="2.5cm" svg:height="1.1cm" svg:x="6.705cm" svg:y="19.91cm">
          <text:p/>
        </draw:rect>
        <draw:frame draw:style-name="gr66" draw:text-style-name="P18" draw:layer="layout" svg:width="0.5cm" svg:height="0.28cm" svg:x="6.107cm" svg:y="20.67cm">
          <draw:text-box>
            <text:p text:style-name="P13"><text:span text:style-name="T6">SCL</text:span></text:p>
          </draw:text-box>
        </draw:frame>
        <draw:frame draw:style-name="gr67" draw:text-style-name="P19" draw:layer="layout" svg:width="0.5cm" svg:height="0.28cm" svg:x="6.107cm" svg:y="20.367cm">
          <draw:text-box>
            <text:p text:style-name="P13"><text:span text:style-name="T7">SDA</text:span></text:p>
          </draw:text-box>
        </draw:frame>
        <draw:line draw:style-name="gr68" draw:text-style-name="P12" draw:layer="layout" svg:x1="6cm" svg:y1="20.31cm" svg:x2="6.7cm" svg:y2="20.31cm">
          <text:p/>
        </draw:line>
        <draw:line draw:style-name="gr69" draw:text-style-name="P12" draw:layer="layout" svg:x1="6.7cm" svg:y1="20cm" svg:x2="6cm" svg:y2="20cm">
          <text:p/>
        </draw:line>
        <draw:frame draw:style-name="gr70" draw:text-style-name="P16" draw:layer="layout" svg:width="0.5cm" svg:height="0.3cm" svg:x="6.1cm" svg:y="20.05cm">
          <draw:text-box>
            <text:p text:style-name="P13"><text:span text:style-name="T4">GND</text:span></text:p>
          </draw:text-box>
        </draw:frame>
        <draw:frame draw:style-name="gr71" draw:text-style-name="P17" draw:layer="layout" svg:width="0.4cm" svg:height="0.35cm" svg:x="6.1cm" svg:y="19.7cm">
          <draw:text-box>
            <text:p text:style-name="P13"><text:span text:style-name="T5">+5V</text:span></text:p>
          </draw:text-box>
        </draw:frame>
        <draw:frame draw:style-name="gr72" draw:text-style-name="P19" draw:layer="layout" svg:width="0.5cm" svg:height="0.28cm" svg:x="9.307cm" svg:y="20.367cm">
          <draw:text-box>
            <text:p text:style-name="P13"><text:span text:style-name="T7">SDA</text:span></text:p>
          </draw:text-box>
        </draw:frame>
        <draw:frame draw:style-name="gr73" draw:text-style-name="P18" draw:layer="layout" svg:width="0.5cm" svg:height="0.28cm" svg:x="9.307cm" svg:y="20.67cm">
          <draw:text-box>
            <text:p text:style-name="P13"><text:span text:style-name="T6">SCL</text:span></text:p>
          </draw:text-box>
        </draw:frame>
        <draw:frame draw:style-name="gr74" draw:text-style-name="P15" draw:layer="layout" svg:width="0.24cm" svg:height="0.27cm" svg:x="6.785cm" svg:y="20.705cm">
          <draw:text-box>
            <text:p text:style-name="P13"><text:span text:style-name="T3">P7</text:span></text:p>
          </draw:text-box>
        </draw:frame>
        <draw:frame draw:style-name="gr75" draw:text-style-name="P15" draw:layer="layout" svg:width="0.24cm" svg:height="0.27cm" svg:x="7.385cm" svg:y="20.705cm">
          <draw:text-box>
            <text:p text:style-name="P13"><text:span text:style-name="T3">P5</text:span></text:p>
          </draw:text-box>
        </draw:frame>
        <draw:frame draw:style-name="gr76" draw:text-style-name="P15" draw:layer="layout" svg:width="0.24cm" svg:height="0.27cm" svg:x="7.685cm" svg:y="20.705cm">
          <draw:text-box>
            <text:p text:style-name="P13"><text:span text:style-name="T3">P4</text:span></text:p>
          </draw:text-box>
        </draw:frame>
        <draw:frame draw:style-name="gr77" draw:text-style-name="P15" draw:layer="layout" svg:width="0.24cm" svg:height="0.27cm" svg:x="7.985cm" svg:y="20.705cm">
          <draw:text-box>
            <text:p text:style-name="P13"><text:span text:style-name="T3">P3</text:span></text:p>
          </draw:text-box>
        </draw:frame>
        <draw:frame draw:style-name="gr78" draw:text-style-name="P15" draw:layer="layout" svg:width="0.24cm" svg:height="0.27cm" svg:x="8.285cm" svg:y="20.705cm">
          <draw:text-box>
            <text:p text:style-name="P13"><text:span text:style-name="T3">P2</text:span></text:p>
          </draw:text-box>
        </draw:frame>
        <draw:frame draw:style-name="gr79" draw:text-style-name="P15" draw:layer="layout" svg:width="0.24cm" svg:height="0.27cm" svg:x="8.585cm" svg:y="20.705cm">
          <draw:text-box>
            <text:p text:style-name="P13"><text:span text:style-name="T3">P1</text:span></text:p>
          </draw:text-box>
        </draw:frame>
        <draw:frame draw:style-name="gr80" draw:text-style-name="P15" draw:layer="layout" svg:width="0.24cm" svg:height="0.27cm" svg:x="8.885cm" svg:y="20.705cm">
          <draw:text-box>
            <text:p text:style-name="P13"><text:span text:style-name="T3">P0</text:span></text:p>
          </draw:text-box>
        </draw:frame>
        <draw:line draw:style-name="gr81" draw:text-style-name="P12" draw:layer="layout" svg:x1="10.1cm" svg:y1="21.01cm" svg:x2="10.1cm" svg:y2="21.21cm">
          <text:p/>
        </draw:line>
        <draw:line draw:style-name="gr82" draw:text-style-name="P12" draw:layer="layout" svg:x1="10.405cm" svg:y1="21.005cm" svg:x2="10.405cm" svg:y2="21.205cm">
          <text:p/>
        </draw:line>
        <draw:line draw:style-name="gr83" draw:text-style-name="P12" draw:layer="layout" svg:x1="10.7cm" svg:y1="21.01cm" svg:x2="10.7cm" svg:y2="21.21cm">
          <text:p/>
        </draw:line>
        <draw:line draw:style-name="gr84" draw:text-style-name="P12" draw:layer="layout" svg:x1="11cm" svg:y1="21.01cm" svg:x2="11cm" svg:y2="21.21cm">
          <text:p/>
        </draw:line>
        <draw:frame draw:style-name="gr85" draw:text-style-name="P14" draw:layer="layout" svg:width="1.9cm" svg:height="0.35cm" svg:x="10.205cm" svg:y="19.96cm">
          <draw:text-box>
            <text:p text:style-name="P13"><text:span text:style-name="T2">PCF8574-Board</text:span></text:p>
          </draw:text-box>
        </draw:frame>
        <draw:frame draw:style-name="gr86" draw:text-style-name="P15" draw:layer="layout" svg:width="0.24cm" svg:height="0.27cm" svg:x="10.285cm" svg:y="20.705cm">
          <draw:text-box>
            <text:p text:style-name="P13"><text:span text:style-name="T3">P6</text:span></text:p>
          </draw:text-box>
        </draw:frame>
        <draw:line draw:style-name="gr87" draw:text-style-name="P12" draw:layer="layout" svg:x1="11.3cm" svg:y1="21.01cm" svg:x2="11.3cm" svg:y2="21.21cm">
          <text:p/>
        </draw:line>
        <draw:line draw:style-name="gr88" draw:text-style-name="P12" draw:layer="layout" svg:x1="11.6cm" svg:y1="21.01cm" svg:x2="11.6cm" svg:y2="21.21cm">
          <text:p/>
        </draw:line>
        <draw:line draw:style-name="gr89" draw:text-style-name="P12" draw:layer="layout" svg:x1="11.9cm" svg:y1="21.01cm" svg:x2="11.9cm" svg:y2="21.21cm">
          <text:p/>
        </draw:line>
        <draw:line draw:style-name="gr90" draw:text-style-name="P12" draw:layer="layout" svg:x1="12.2cm" svg:y1="21.01cm" svg:x2="12.2cm" svg:y2="21.21cm">
          <text:p/>
        </draw:line>
        <draw:frame draw:style-name="gr91" draw:text-style-name="P14" draw:layer="layout" svg:width="2.1cm" svg:height="0.35cm" svg:x="10.1cm" svg:y="20.355cm">
          <draw:text-box>
            <text:p text:style-name="P13"><text:span text:style-name="T2">pcf8574_in: 0x21</text:span></text:p>
          </draw:text-box>
        </draw:frame>
        <draw:polyline draw:style-name="gr92" draw:text-style-name="P12" draw:layer="layout" svg:width="2.099cm" svg:height="0.399cm" svg:x="10.105cm" svg:y="19.905cm" svg:viewBox="0 0 2100 400" draw:points="2100,0 2100,400 0,400 0,0">
          <text:p/>
        </draw:polyline>
        <draw:rect draw:style-name="gr93" draw:text-style-name="P20" draw:layer="layout" svg:width="2.5cm" svg:height="1.1cm" svg:x="9.905cm" svg:y="19.91cm">
          <text:p/>
        </draw:rect>
        <draw:frame draw:style-name="gr94" draw:text-style-name="P15" draw:layer="layout" svg:width="0.24cm" svg:height="0.27cm" svg:x="9.985cm" svg:y="20.705cm">
          <draw:text-box>
            <text:p text:style-name="P13"><text:span text:style-name="T3">P7</text:span></text:p>
          </draw:text-box>
        </draw:frame>
        <draw:frame draw:style-name="gr95" draw:text-style-name="P15" draw:layer="layout" svg:width="0.24cm" svg:height="0.27cm" svg:x="10.585cm" svg:y="20.705cm">
          <draw:text-box>
            <text:p text:style-name="P13"><text:span text:style-name="T3">P5</text:span></text:p>
          </draw:text-box>
        </draw:frame>
        <draw:frame draw:style-name="gr96" draw:text-style-name="P15" draw:layer="layout" svg:width="0.24cm" svg:height="0.27cm" svg:x="10.885cm" svg:y="20.705cm">
          <draw:text-box>
            <text:p text:style-name="P13"><text:span text:style-name="T3">P4</text:span></text:p>
          </draw:text-box>
        </draw:frame>
        <draw:frame draw:style-name="gr97" draw:text-style-name="P15" draw:layer="layout" svg:width="0.24cm" svg:height="0.27cm" svg:x="11.185cm" svg:y="20.705cm">
          <draw:text-box>
            <text:p text:style-name="P13"><text:span text:style-name="T3">P3</text:span></text:p>
          </draw:text-box>
        </draw:frame>
        <draw:frame draw:style-name="gr98" draw:text-style-name="P15" draw:layer="layout" svg:width="0.24cm" svg:height="0.27cm" svg:x="11.485cm" svg:y="20.705cm">
          <draw:text-box>
            <text:p text:style-name="P13"><text:span text:style-name="T3">P2</text:span></text:p>
          </draw:text-box>
        </draw:frame>
        <draw:frame draw:style-name="gr99" draw:text-style-name="P15" draw:layer="layout" svg:width="0.24cm" svg:height="0.27cm" svg:x="11.785cm" svg:y="20.705cm">
          <draw:text-box>
            <text:p text:style-name="P13"><text:span text:style-name="T3">P1</text:span></text:p>
          </draw:text-box>
        </draw:frame>
        <draw:frame draw:style-name="gr100" draw:text-style-name="P15" draw:layer="layout" svg:width="0.24cm" svg:height="0.27cm" svg:x="12.085cm" svg:y="20.705cm">
          <draw:text-box>
            <text:p text:style-name="P13"><text:span text:style-name="T3">P0</text:span></text:p>
          </draw:text-box>
        </draw:frame>
        <draw:frame draw:style-name="gr101" draw:text-style-name="P15" draw:layer="layout" svg:width="0.115cm" svg:height="0.27cm" svg:x="9.885cm" svg:y="24.005cm">
          <draw:text-box>
            <text:p text:style-name="P13"><text:span text:style-name="T3">1</text:span></text:p>
          </draw:text-box>
        </draw:frame>
        <draw:g draw:style-name="gr2">
          <draw:polygon draw:style-name="gr102" draw:text-style-name="P21" draw:layer="layout" svg:width="0.899cm" svg:height="0.399cm" svg:x="7.7cm" svg:y="25.4cm" svg:viewBox="0 0 900 400" draw:points="900,400 900,0 0,0 0,400">
            <text:p/>
          </draw:polygon>
          <draw:line draw:style-name="gr103" draw:text-style-name="P22" draw:layer="layout" svg:x1="8.6cm" svg:y1="25.7cm" svg:x2="7.7cm" svg:y2="25.7cm">
            <text:p/>
          </draw:line>
          <draw:line draw:style-name="gr103" draw:text-style-name="P22" draw:layer="layout" svg:x1="8.6cm" svg:y1="25.5cm" svg:x2="7.7cm" svg:y2="25.5cm">
            <text:p/>
          </draw:line>
        </draw:g>
        <draw:g draw:style-name="gr2">
          <draw:rect draw:style-name="gr104" draw:text-style-name="P5" draw:layer="layout" svg:width="0.6cm" svg:height="1cm" draw:transform="rotate (-1.5707963267949) translate (8.2cm 23.7cm)">
            <text:p/>
          </draw:rect>
          <draw:rect draw:style-name="gr105" draw:text-style-name="P6" draw:layer="layout" svg:width="0.5cm" svg:height="0.9cm" draw:transform="rotate (-1.5707963267949) translate (8.15cm 23.75cm)">
            <text:p/>
          </draw:rect>
          <draw:rect draw:style-name="gr106" draw:text-style-name="P7" draw:layer="layout" svg:width="0.05cm" svg:height="0.3cm" draw:transform="rotate (-1.5707963267949) translate (7.85cm 24.25cm)">
            <text:p/>
          </draw:rect>
          <draw:circle draw:style-name="gr107" draw:text-style-name="P8" draw:layer="layout" svg:width="0.12cm" svg:height="0.12cm" draw:transform="rotate (-1.5707963267949) translate (7.56cm 24.04cm)">
            <text:p/>
          </draw:circle>
          <draw:circle draw:style-name="gr108" draw:text-style-name="P8" draw:layer="layout" svg:width="0.12cm" svg:height="0.12cm" draw:transform="rotate (-1.5707963267949) translate (7.76cm 24.04cm)">
            <text:p/>
          </draw:circle>
          <draw:circle draw:style-name="gr109" draw:text-style-name="P8" draw:layer="layout" svg:width="0.12cm" svg:height="0.12cm" draw:transform="rotate (-1.5707963267949) translate (7.96cm 24.04cm)">
            <text:p/>
          </draw:circle>
          <draw:circle draw:style-name="gr110" draw:text-style-name="P8" draw:layer="layout" svg:width="0.12cm" svg:height="0.12cm" draw:transform="rotate (-1.5707963267949) translate (7.56cm 23.84cm)">
            <text:p/>
          </draw:circle>
          <draw:circle draw:style-name="gr111" draw:text-style-name="P8" draw:layer="layout" svg:width="0.12cm" svg:height="0.12cm" draw:transform="rotate (-1.5707963267949) translate (7.76cm 23.84cm)">
            <text:p/>
          </draw:circle>
          <draw:circle draw:style-name="gr112" draw:text-style-name="P8" draw:layer="layout" svg:width="0.12cm" svg:height="0.12cm" draw:transform="rotate (-1.5707963267949) translate (7.96cm 23.84cm)">
            <text:p/>
          </draw:circle>
        </draw:g>
        <draw:rect draw:style-name="gr113" draw:text-style-name="P5" draw:layer="layout" svg:width="0.6cm" svg:height="1.4cm" draw:transform="rotate (-1.5707963267949) translate (8.4cm 22.7cm)">
          <text:p/>
        </draw:rect>
        <draw:rect draw:style-name="gr114" draw:text-style-name="P6" draw:layer="layout" svg:width="0.5cm" svg:height="1.3cm" draw:transform="rotate (-1.5707963267949) translate (8.35cm 22.75cm)">
          <text:p/>
        </draw:rect>
        <draw:rect draw:style-name="gr115" draw:text-style-name="P7" draw:layer="layout" svg:width="0.05cm" svg:height="0.3cm" draw:transform="rotate (-1.5707963267949) translate (7.85cm 23.25cm)">
          <text:p/>
        </draw:rect>
        <draw:circle draw:style-name="gr116" draw:text-style-name="P8" draw:layer="layout" svg:width="0.12cm" svg:height="0.12cm" draw:transform="rotate (-1.5707963267949) translate (7.36cm 23.04cm)">
          <text:p/>
        </draw:circle>
        <draw:circle draw:style-name="gr117" draw:text-style-name="P8" draw:layer="layout" svg:width="0.12cm" svg:height="0.12cm" draw:transform="rotate (-1.5707963267949) translate (7.56cm 23.04cm)">
          <text:p/>
        </draw:circle>
        <draw:circle draw:style-name="gr118" draw:text-style-name="P7" draw:layer="layout" svg:width="0.12cm" svg:height="0.12cm" draw:transform="rotate (-1.5707963267949) translate (7.76cm 23.04cm)">
          <text:p/>
        </draw:circle>
        <draw:circle draw:style-name="gr119" draw:text-style-name="P8" draw:layer="layout" svg:width="0.12cm" svg:height="0.12cm" draw:transform="rotate (-1.5707963267949) translate (7.36cm 22.84cm)">
          <text:p/>
        </draw:circle>
        <draw:circle draw:style-name="gr120" draw:text-style-name="P8" draw:layer="layout" svg:width="0.12cm" svg:height="0.12cm" draw:transform="rotate (-1.5707963267949) translate (7.56cm 22.84cm)">
          <text:p/>
        </draw:circle>
        <draw:circle draw:style-name="gr121" draw:text-style-name="P9" draw:layer="layout" svg:width="0.12cm" svg:height="0.12cm" draw:transform="rotate (-1.5707963267949) translate (7.76cm 22.84cm)">
          <text:p/>
        </draw:circle>
        <draw:circle draw:style-name="gr122" draw:text-style-name="P8" draw:layer="layout" svg:width="0.12cm" svg:height="0.12cm" draw:transform="rotate (-1.5707963267949) translate (7.96cm 23.04cm)">
          <text:p/>
        </draw:circle>
        <draw:circle draw:style-name="gr123" draw:text-style-name="P8" draw:layer="layout" svg:width="0.12cm" svg:height="0.12cm" draw:transform="rotate (-1.5707963267949) translate (8.16cm 23.04cm)">
          <text:p/>
        </draw:circle>
        <draw:circle draw:style-name="gr124" draw:text-style-name="P8" draw:layer="layout" svg:width="0.12cm" svg:height="0.12cm" draw:transform="rotate (-1.5707963267949) translate (7.96cm 22.84cm)">
          <text:p/>
        </draw:circle>
        <draw:circle draw:style-name="gr125" draw:text-style-name="P8" draw:layer="layout" svg:width="0.12cm" svg:height="0.12cm" draw:transform="rotate (-1.5707963267949) translate (8.16cm 22.84cm)">
          <text:p/>
        </draw:circle>
        <draw:frame draw:style-name="gr33" draw:text-style-name="P10" draw:layer="layout" svg:width="0.6cm" svg:height="0.38cm" svg:x="7.4cm" svg:y="23.32cm">
          <draw:text-box>
            <text:p><text:span text:style-name="T1">2IO</text:span></text:p>
          </draw:text-box>
        </draw:frame>
        <draw:frame draw:style-name="gr126" draw:text-style-name="P15" draw:layer="layout" svg:width="0.115cm" svg:height="0.27cm" svg:x="7.285cm" svg:y="24.005cm">
          <draw:text-box>
            <text:p text:style-name="P13"><text:span text:style-name="T3">1</text:span></text:p>
          </draw:text-box>
        </draw:frame>
        <draw:g draw:style-name="gr2">
          <draw:polygon draw:style-name="gr102" draw:text-style-name="P21" draw:layer="layout" svg:width="0.899cm" svg:height="0.399cm" svg:x="6.8cm" svg:y="25.4cm" svg:viewBox="0 0 900 400" draw:points="900,400 900,0 0,0 0,400">
            <text:p/>
          </draw:polygon>
          <draw:line draw:style-name="gr103" draw:text-style-name="P22" draw:layer="layout" svg:x1="7.7cm" svg:y1="25.7cm" svg:x2="6.8cm" svg:y2="25.7cm">
            <text:p/>
          </draw:line>
          <draw:line draw:style-name="gr103" draw:text-style-name="P22" draw:layer="layout" svg:x1="7.7cm" svg:y1="25.5cm" svg:x2="6.8cm" svg:y2="25.5cm">
            <text:p/>
          </draw:line>
        </draw:g>
        <draw:rect draw:style-name="gr127" draw:text-style-name="P23" draw:layer="layout" svg:width="0.2cm" svg:height="0.1cm" svg:x="7.6cm" svg:y="25.45cm">
          <text:p/>
        </draw:rect>
        <draw:rect draw:style-name="gr127" draw:text-style-name="P23" draw:layer="layout" svg:width="0.2cm" svg:height="0.1cm" svg:x="7.6cm" svg:y="25.65cm">
          <text:p/>
        </draw:rect>
        <draw:polyline draw:style-name="gr128" draw:text-style-name="P1" draw:layer="layout" svg:width="0.299cm" svg:height="0.999cm" svg:x="7.3cm" svg:y="23.9cm" svg:viewBox="0 0 300 1000" draw:points="200,0 300,100 300,800 0,800 0,1000">
          <text:p/>
        </draw:polyline>
        <draw:circle draw:style-name="gr36" draw:text-style-name="P11" draw:layer="layout" svg:width="0.1cm" svg:height="0.1cm" svg:x="7.05cm" svg:y="24.9cm">
          <text:p/>
        </draw:circle>
        <draw:circle draw:style-name="gr36" draw:text-style-name="P11" draw:layer="layout" svg:width="0.1cm" svg:height="0.1cm" svg:x="7.25cm" svg:y="24.9cm">
          <text:p/>
        </draw:circle>
        <draw:circle draw:style-name="gr36" draw:text-style-name="P11" draw:layer="layout" svg:width="0.1cm" svg:height="0.1cm" svg:x="8.05cm" svg:y="24.9cm">
          <text:p/>
        </draw:circle>
        <draw:circle draw:style-name="gr36" draw:text-style-name="P11" draw:layer="layout" svg:width="0.1cm" svg:height="0.1cm" svg:x="8.25cm" svg:y="24.9cm">
          <text:p/>
        </draw:circle>
        <draw:frame draw:style-name="gr33" draw:text-style-name="P10" draw:layer="layout" svg:width="0.9cm" svg:height="0.6cm" svg:x="6.8cm" svg:y="26cm">
          <draw:text-box>
            <text:p><text:span text:style-name="T1">DT</text:span></text:p>
            <text:p><text:span text:style-name="T1">DCC 11</text:span></text:p>
          </draw:text-box>
        </draw:frame>
        <draw:frame draw:style-name="gr33" draw:text-style-name="P10" draw:layer="layout" svg:width="0.902cm" svg:height="0.6cm" svg:x="10.3cm" svg:y="26.1cm">
          <draw:text-box>
            <text:p><text:span text:style-name="T1">T2</text:span></text:p>
            <text:p><text:span text:style-name="T1">DCC 12</text:span></text:p>
          </draw:text-box>
        </draw:frame>
        <draw:circle draw:style-name="gr129" draw:text-style-name="P24" draw:layer="layout" svg:width="0.1cm" svg:height="0.1cm" draw:transform="rotate (-3.14159265358979) translate (8.15cm 25.553cm)">
          <text:p/>
        </draw:circle>
        <draw:line draw:style-name="gr34" draw:text-style-name="P1" draw:layer="layout" svg:x1="8.1cm" svg:y1="25cm" svg:x2="8.1cm" svg:y2="25.5cm">
          <text:p/>
        </draw:line>
        <draw:line draw:style-name="gr130" draw:text-style-name="P1" draw:layer="layout" svg:x1="8.3cm" svg:y1="25cm" svg:x2="8.3cm" svg:y2="25.7cm">
          <text:p/>
        </draw:line>
        <draw:circle draw:style-name="gr131" draw:text-style-name="P25" draw:layer="layout" svg:width="0.1cm" svg:height="0.1cm" draw:transform="rotate (-3.14159265358979) translate (8.35cm 25.753cm)">
          <text:p/>
        </draw:circle>
        <draw:circle draw:style-name="gr129" draw:text-style-name="P24" draw:layer="layout" svg:width="0.1cm" svg:height="0.1cm" draw:transform="rotate (-3.14159265358979) translate (7.15cm 25.553cm)">
          <text:p/>
        </draw:circle>
        <draw:line draw:style-name="gr34" draw:text-style-name="P1" draw:layer="layout" svg:x1="7.1cm" svg:y1="25cm" svg:x2="7.1cm" svg:y2="25.5cm">
          <text:p/>
        </draw:line>
        <draw:line draw:style-name="gr130" draw:text-style-name="P1" draw:layer="layout" svg:x1="7.3cm" svg:y1="25.7cm" svg:x2="7.3cm" svg:y2="25cm">
          <text:p/>
        </draw:line>
        <draw:circle draw:style-name="gr131" draw:text-style-name="P25" draw:layer="layout" svg:width="0.1cm" svg:height="0.1cm" draw:transform="rotate (-3.14159265358979) translate (7.35cm 25.753cm)">
          <text:p/>
        </draw:circle>
        <draw:polyline draw:style-name="gr132" draw:text-style-name="P1" draw:layer="layout" svg:width="0.399cm" svg:height="0.798cm" svg:x="7.1cm" svg:y="24.101cm" svg:viewBox="0 0 400 799" draw:points="400,0 400,499 0,499 0,799">
          <text:p/>
        </draw:polyline>
        <draw:polyline draw:style-name="gr133" draw:text-style-name="P1" draw:layer="layout" svg:width="0.199cm" svg:height="0.799cm" svg:x="7.9cm" svg:y="24.1cm" svg:viewBox="0 0 200 800" draw:points="0,0 0,600 200,600 200,800">
          <text:p/>
        </draw:polyline>
        <draw:polyline draw:style-name="gr134" draw:text-style-name="P1" draw:layer="layout" svg:width="0.399cm" svg:height="0.999cm" svg:x="7.9cm" svg:y="23.9cm" svg:viewBox="0 0 400 1000" draw:points="0,0 100,100 100,700 400,700 400,1000">
          <text:p/>
        </draw:polyline>
        <draw:line draw:style-name="gr135" draw:text-style-name="P12" draw:layer="layout" svg:x1="2.3cm" svg:y1="21.5cm" svg:x2="2.3cm" svg:y2="20cm">
          <text:p/>
        </draw:line>
        <draw:circle draw:style-name="gr136" draw:text-style-name="P26" draw:layer="layout" svg:width="0.1cm" svg:height="0.1cm" svg:x="2.25cm" svg:y="19.95cm">
          <text:p/>
        </draw:circle>
        <draw:g draw:style-name="gr2">
          <draw:line draw:style-name="gr137" draw:text-style-name="P27" draw:layer="layout" svg:x1="2.45cm" svg:y1="21.55cm" svg:x2="2.65cm" svg:y2="21.65cm">
            <text:p/>
          </draw:line>
          <draw:line draw:style-name="gr137" draw:text-style-name="P27" draw:layer="layout" svg:x1="2.45cm" svg:y1="21.45cm" svg:x2="2.65cm" svg:y2="21.55cm">
            <text:p/>
          </draw:line>
        </draw:g>
        <draw:line draw:style-name="gr138" draw:text-style-name="P1" draw:layer="layout" svg:x1="2.2cm" svg:y1="21.6cm" svg:x2="2.4cm" svg:y2="21.6cm">
          <text:p/>
        </draw:line>
        <draw:polygon draw:style-name="gr139" draw:text-style-name="P28" draw:layer="layout" svg:width="0.199cm" svg:height="0.199cm" svg:x="2.2cm" svg:y="21.4cm" svg:viewBox="0 0 200 200" draw:points="0,0 200,0 100,200">
          <text:p/>
        </draw:polygon>
        <draw:line draw:style-name="gr138" draw:text-style-name="P1" draw:layer="layout" svg:x1="3.4cm" svg:y1="21.2cm" svg:x2="3.4cm" svg:y2="21.3cm">
          <text:p/>
        </draw:line>
        <draw:rect draw:style-name="gr140" draw:text-style-name="P11" draw:layer="layout" svg:width="0.201cm" svg:height="0.501cm" svg:x="3.299cm" svg:y="21.299cm">
          <text:p/>
        </draw:rect>
        <draw:polyline draw:style-name="gr138" draw:text-style-name="P1" draw:layer="layout" svg:width="1.117cm" svg:height="0.786cm" draw:transform="rotate (-2.96182374063438) translate (3.43518416484047cm 21.9936059535739cm)" svg:viewBox="0 0 1118 787" draw:points="0,197 36,0 1118,197 1011,787">
          <text:p/>
        </draw:polyline>
        <draw:frame draw:style-name="gr141" draw:text-style-name="P15" draw:layer="layout" svg:width="0.24cm" svg:height="0.27cm" svg:x="2.985cm" svg:y="21.4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2.4cm" svg:y="21.7cm">
          <draw:text-box>
            <text:p><text:span text:style-name="T1">BL, DCC 51</text:span></text:p>
          </draw:text-box>
        </draw:frame>
        <draw:polyline draw:style-name="gr142" draw:text-style-name="P1" draw:layer="layout" svg:width="1.206cm" svg:height="1.724cm" draw:transform="rotate (-2.96182374063438) translate (2.80849745945585cm 23.9975518698223cm)" svg:viewBox="0 0 1207 1725" draw:points="1127,0 1207,116 1064,902 179,741 0,1725">
          <text:p/>
        </draw:polyline>
        <draw:frame draw:style-name="gr143" draw:text-style-name="P15" draw:layer="layout" svg:width="0.115cm" svg:height="0.27cm" svg:x="7.086cm" svg:y="23.005cm">
          <draw:text-box>
            <text:p text:style-name="P13"><text:span text:style-name="T3">1</text:span></text:p>
          </draw:text-box>
        </draw:frame>
        <draw:frame draw:style-name="gr144" draw:text-style-name="P15" draw:layer="layout" svg:width="0.115cm" svg:height="0.27cm" svg:x="9.688cm" svg:y="23.005cm">
          <draw:text-box>
            <text:p text:style-name="P13"><text:span text:style-name="T3">1</text:span></text:p>
          </draw:text-box>
        </draw:frame>
        <draw:polyline draw:style-name="gr145" draw:text-style-name="P1" draw:layer="layout" svg:width="1.475cm" svg:height="1.94cm" draw:transform="rotate (-2.96182374063438) translate (10.1286970714631cm 22.8584386982303cm)" svg:viewBox="0 0 1476 1941" draw:points="232,0 0,1279 1476,1547 1404,1941">
          <text:p/>
        </draw:polyline>
        <draw:polyline draw:style-name="gr142" draw:text-style-name="P1" draw:layer="layout" svg:width="1.278cm" svg:height="2.083cm" draw:transform="rotate (-2.96182374063438) translate (10.2782762955107cm 23.0312555461709cm)" svg:viewBox="0 0 1279 2084" draw:points="384,0 268,81 0,1556 1279,1789 1225,2084">
          <text:p/>
        </draw:polyline>
        <draw:g draw:style-name="gr146">
          <draw:polygon draw:style-name="gr147" draw:text-style-name="P29" draw:layer="layout" svg:width="1.499cm" svg:height="0.791cm" draw:transform="rotate (-3.14159265358979) translate (11cm 26.2cm)" svg:viewBox="0 0 1500 792" draw:points="1500,400 1400,0 0,392 0,792">
            <text:p/>
          </draw:polygon>
          <draw:polygon draw:style-name="gr148" draw:text-style-name="P30" draw:layer="layout" svg:width="1.349cm" svg:height="0.199cm" draw:transform="rotate (-3.14159265358979) translate (11cm 25.4cm)" svg:viewBox="0 0 1350 200" draw:points="0,0 0,132 415,198 936,200 1350,101 1350,0">
            <text:p/>
          </draw:polygon>
          <draw:rect draw:style-name="gr149" draw:text-style-name="P31" draw:layer="layout" svg:width="0.302cm" svg:height="0.096cm" draw:transform="rotate (-3.14159265358979) translate (10.181cm 25.365cm)">
            <text:p/>
          </draw:rect>
          <draw:g draw:style-name="gr2">
            <draw:polygon draw:style-name="gr102" draw:text-style-name="P21" draw:layer="layout" svg:width="1.799cm" svg:height="0.399cm" draw:transform="rotate (-3.14159265358979) translate (11.3cm 25.8cm)" svg:viewBox="0 0 1800 400" draw:points="1800,400 1800,0 0,0 1,400">
              <text:p/>
            </draw:polygon>
            <draw:line draw:style-name="gr103" draw:text-style-name="P22" draw:layer="layout" svg:x1="9.5cm" svg:y1="25.5cm" svg:x2="11.3cm" svg:y2="25.5cm">
              <text:p/>
            </draw:line>
            <draw:line draw:style-name="gr103" draw:text-style-name="P22" draw:layer="layout" svg:x1="9.5cm" svg:y1="25.7cm" svg:x2="11.3cm" svg:y2="25.7cm">
              <text:p/>
            </draw:line>
          </draw:g>
          <draw:line draw:style-name="gr103" draw:text-style-name="P22" draw:layer="layout" svg:x1="9.574cm" svg:y1="26.096cm" svg:x2="10.9cm" svg:y2="25.708cm">
            <text:p/>
          </draw:line>
          <draw:line draw:style-name="gr103" draw:text-style-name="P22" draw:layer="layout" svg:x1="9.525cm" svg:y1="25.902cm" svg:x2="10.9cm" svg:y2="25.508cm">
            <text:p/>
          </draw:line>
        </draw:g>
        <draw:g draw:style-name="gr2">
          <draw:polygon draw:style-name="gr102" draw:text-style-name="P21" draw:layer="layout" svg:width="0.899cm" svg:height="0.399cm" svg:x="8.6cm" svg:y="25.4cm" svg:viewBox="0 0 900 400" draw:points="900,400 900,0 0,0 0,400">
            <text:p/>
          </draw:polygon>
          <draw:line draw:style-name="gr103" draw:text-style-name="P22" draw:layer="layout" svg:x1="9.5cm" svg:y1="25.7cm" svg:x2="8.6cm" svg:y2="25.7cm">
            <text:p/>
          </draw:line>
          <draw:line draw:style-name="gr103" draw:text-style-name="P22" draw:layer="layout" svg:x1="9.5cm" svg:y1="25.5cm" svg:x2="8.6cm" svg:y2="25.5cm">
            <text:p/>
          </draw:line>
        </draw:g>
        <draw:g draw:style-name="gr146">
          <draw:polygon draw:style-name="gr147" draw:text-style-name="P29" draw:layer="layout" svg:width="1.499cm" svg:height="0.791cm" svg:x="8.1cm" svg:y="25.8cm" svg:viewBox="0 0 1500 792" draw:points="1500,400 1400,0 0,392 0,792">
            <text:p/>
          </draw:polygon>
          <draw:polygon draw:style-name="gr148" draw:text-style-name="P30" draw:layer="layout" svg:width="1.349cm" svg:height="0.199cm" svg:x="8.1cm" svg:y="26.6cm" svg:viewBox="0 0 1350 200" draw:points="0,0 0,132 415,198 936,200 1350,101 1350,0">
            <text:p/>
          </draw:polygon>
          <draw:rect draw:style-name="gr149" draw:text-style-name="P31" draw:layer="layout" svg:width="0.302cm" svg:height="0.096cm" svg:x="8.919cm" svg:y="26.635cm">
            <text:p/>
          </draw:rect>
          <draw:g draw:style-name="gr2">
            <draw:polygon draw:style-name="gr102" draw:text-style-name="P21" draw:layer="layout" svg:width="1.799cm" svg:height="0.399cm" svg:x="7.8cm" svg:y="26.2cm" svg:viewBox="0 0 1800 400" draw:points="1800,400 1800,0 0,0 1,400">
              <text:p/>
            </draw:polygon>
            <draw:line draw:style-name="gr103" draw:text-style-name="P22" draw:layer="layout" svg:x1="9.6cm" svg:y1="26.5cm" svg:x2="7.8cm" svg:y2="26.5cm">
              <text:p/>
            </draw:line>
            <draw:line draw:style-name="gr103" draw:text-style-name="P22" draw:layer="layout" svg:x1="9.6cm" svg:y1="26.3cm" svg:x2="7.8cm" svg:y2="26.3cm">
              <text:p/>
            </draw:line>
          </draw:g>
          <draw:line draw:style-name="gr103" draw:text-style-name="P22" draw:layer="layout" svg:x1="9.526cm" svg:y1="25.904cm" svg:x2="8.2cm" svg:y2="26.292cm">
            <text:p/>
          </draw:line>
          <draw:line draw:style-name="gr103" draw:text-style-name="P22" draw:layer="layout" svg:x1="9.575cm" svg:y1="26.098cm" svg:x2="8.2cm" svg:y2="26.492cm">
            <text:p/>
          </draw:line>
        </draw:g>
        <draw:polyline draw:style-name="gr138" draw:text-style-name="P1" draw:layer="layout" svg:width="2.011cm" svg:height="1.564cm" draw:transform="rotate (-2.96182374063438) translate (9.27990017136261cm 22.740191157808cm)" svg:viewBox="0 0 2012 1565" draw:points="2012,0 1896,81 1681,1261 107,975 0,1565">
          <text:p/>
        </draw:polyline>
        <draw:polyline draw:style-name="gr138" draw:text-style-name="P1" draw:layer="layout" svg:width="4.569cm" svg:height="1.162cm" draw:transform="rotate (-2.96182374063438) translate (12.3967775678233cm 22.2827970148819cm)" svg:viewBox="0 0 4570 1163" draw:points="4570,0 4454,81 4257,1163 125,412 0,1101">
          <text:p/>
        </draw:polyline>
        <draw:polyline draw:style-name="gr142" draw:text-style-name="P1" draw:layer="layout" svg:width="1.715cm" svg:height="1.619cm" draw:transform="rotate (-2.96182374063438) translate (12.1896991320581cm 22.7941113556608cm)" svg:viewBox="0 0 1716 1620" draw:points="1716,0 1600,81 1351,1459 72,1227 0,1620">
          <text:p/>
        </draw:polyline>
        <draw:polyline draw:style-name="gr145" draw:text-style-name="P1" draw:layer="layout" svg:width="1.385cm" svg:height="1.475cm" draw:transform="rotate (-2.96182374063438) translate (11.8638981458004cm 22.6521376987555cm)" svg:viewBox="0 0 1386 1476" draw:points="1386,0 1136,1377 54,1181 0,1476">
          <text:p/>
        </draw:polyline>
        <draw:line draw:style-name="gr150" draw:text-style-name="P1" draw:layer="layout" svg:x1="7.4cm" svg:y1="22.3cm" svg:x2="7.4cm" svg:y2="22.5cm">
          <text:p/>
        </draw:line>
        <draw:line draw:style-name="gr151" draw:text-style-name="P1" draw:layer="layout" svg:x1="9.9cm" svg:y1="22.2cm" svg:x2="9.907cm" svg:y2="22.4cm">
          <text:p/>
        </draw:line>
        <draw:line draw:style-name="gr150" draw:text-style-name="P1" draw:layer="layout" svg:x1="8cm" svg:y1="22.4cm" svg:x2="8cm" svg:y2="22.1cm">
          <text:p/>
        </draw:line>
        <draw:line draw:style-name="gr151" draw:text-style-name="P1" draw:layer="layout" svg:x1="10.5cm" svg:y1="22.4cm" svg:x2="10.5cm" svg:y2="22.2cm">
          <text:p/>
        </draw:line>
        <draw:line draw:style-name="gr152" draw:text-style-name="P1" draw:layer="layout" svg:x1="9.997cm" svg:y1="22.194cm" svg:x2="10.004cm" svg:y2="22.394cm">
          <text:p/>
        </draw:line>
        <draw:line draw:style-name="gr152" draw:text-style-name="P1" draw:layer="layout" svg:x1="10.6cm" svg:y1="22.406cm" svg:x2="10.6cm" svg:y2="22.206cm">
          <text:p/>
        </draw:line>
        <draw:rect draw:style-name="gr9" draw:text-style-name="P3" draw:layer="layout" svg:width="1.6cm" svg:height="1.8cm" svg:x="9.605cm" svg:y="13.6cm">
          <text:p/>
        </draw:rect>
        <draw:rect draw:style-name="gr9" draw:text-style-name="P3" draw:layer="layout" svg:width="1.6cm" svg:height="1.8cm" svg:x="11.405cm" svg:y="13.6cm">
          <text:p/>
        </draw:rect>
        <draw:rect draw:style-name="gr9" draw:text-style-name="P3" draw:layer="layout" svg:width="1.6cm" svg:height="1.8cm" svg:x="7.805cm" svg:y="13.6cm">
          <text:p/>
        </draw:rect>
        <draw:rect draw:style-name="gr9" draw:text-style-name="P3" draw:layer="layout" svg:width="1.6cm" svg:height="1.8cm" svg:x="6.005cm" svg:y="13.6cm">
          <text:p/>
        </draw:rect>
        <draw:g draw:style-name="gr2">
          <draw:rect draw:style-name="gr153" draw:text-style-name="P5" draw:layer="layout" svg:width="0.6cm" svg:height="1cm" draw:transform="rotate (-1.5707963267949) translate (10.905cm 14.7cm)">
            <text:p/>
          </draw:rect>
          <draw:rect draw:style-name="gr154" draw:text-style-name="P6" draw:layer="layout" svg:width="0.5cm" svg:height="0.9cm" draw:transform="rotate (-1.5707963267949) translate (10.855cm 14.75cm)">
            <text:p/>
          </draw:rect>
          <draw:rect draw:style-name="gr155" draw:text-style-name="P7" draw:layer="layout" svg:width="0.05cm" svg:height="0.3cm" draw:transform="rotate (-1.5707963267949) translate (10.555cm 15.25cm)">
            <text:p/>
          </draw:rect>
          <draw:circle draw:style-name="gr156" draw:text-style-name="P8" draw:layer="layout" svg:width="0.12cm" svg:height="0.12cm" draw:transform="rotate (-1.5707963267949) translate (10.265cm 15.04cm)">
            <text:p/>
          </draw:circle>
          <draw:circle draw:style-name="gr157" draw:text-style-name="P8" draw:layer="layout" svg:width="0.12cm" svg:height="0.12cm" draw:transform="rotate (-1.5707963267949) translate (10.465cm 15.04cm)">
            <text:p/>
          </draw:circle>
          <draw:circle draw:style-name="gr158" draw:text-style-name="P8" draw:layer="layout" svg:width="0.12cm" svg:height="0.12cm" draw:transform="rotate (-1.5707963267949) translate (10.665cm 15.04cm)">
            <text:p/>
          </draw:circle>
          <draw:circle draw:style-name="gr159" draw:text-style-name="P8" draw:layer="layout" svg:width="0.12cm" svg:height="0.12cm" draw:transform="rotate (-1.5707963267949) translate (10.265cm 14.84cm)">
            <text:p/>
          </draw:circle>
          <draw:circle draw:style-name="gr160" draw:text-style-name="P8" draw:layer="layout" svg:width="0.12cm" svg:height="0.12cm" draw:transform="rotate (-1.5707963267949) translate (10.465cm 14.84cm)">
            <text:p/>
          </draw:circle>
          <draw:circle draw:style-name="gr161" draw:text-style-name="P8" draw:layer="layout" svg:width="0.12cm" svg:height="0.12cm" draw:transform="rotate (-1.5707963267949) translate (10.665cm 14.84cm)">
            <text:p/>
          </draw:circle>
        </draw:g>
        <draw:rect draw:style-name="gr162" draw:text-style-name="P5" draw:layer="layout" svg:width="0.6cm" svg:height="1.4cm" draw:transform="rotate (-1.5707963267949) translate (11.105cm 13.7cm)">
          <text:p/>
        </draw:rect>
        <draw:rect draw:style-name="gr163" draw:text-style-name="P6" draw:layer="layout" svg:width="0.5cm" svg:height="1.3cm" draw:transform="rotate (-1.5707963267949) translate (11.055cm 13.75cm)">
          <text:p/>
        </draw:rect>
        <draw:rect draw:style-name="gr164" draw:text-style-name="P7" draw:layer="layout" svg:width="0.05cm" svg:height="0.3cm" draw:transform="rotate (-1.5707963267949) translate (10.555cm 14.25cm)">
          <text:p/>
        </draw:rect>
        <draw:circle draw:style-name="gr165" draw:text-style-name="P8" draw:layer="layout" svg:width="0.12cm" svg:height="0.12cm" draw:transform="rotate (-1.5707963267949) translate (10.065cm 14.04cm)">
          <text:p/>
        </draw:circle>
        <draw:circle draw:style-name="gr166" draw:text-style-name="P8" draw:layer="layout" svg:width="0.12cm" svg:height="0.12cm" draw:transform="rotate (-1.5707963267949) translate (10.265cm 14.04cm)">
          <text:p/>
        </draw:circle>
        <draw:circle draw:style-name="gr167" draw:text-style-name="P7" draw:layer="layout" svg:width="0.12cm" svg:height="0.12cm" draw:transform="rotate (-1.5707963267949) translate (10.465cm 14.04cm)">
          <text:p/>
        </draw:circle>
        <draw:circle draw:style-name="gr168" draw:text-style-name="P8" draw:layer="layout" svg:width="0.12cm" svg:height="0.12cm" draw:transform="rotate (-1.5707963267949) translate (10.065cm 13.84cm)">
          <text:p/>
        </draw:circle>
        <draw:circle draw:style-name="gr169" draw:text-style-name="P8" draw:layer="layout" svg:width="0.12cm" svg:height="0.12cm" draw:transform="rotate (-1.5707963267949) translate (10.265cm 13.84cm)">
          <text:p/>
        </draw:circle>
        <draw:circle draw:style-name="gr170" draw:text-style-name="P9" draw:layer="layout" svg:width="0.12cm" svg:height="0.12cm" draw:transform="rotate (-1.5707963267949) translate (10.465cm 13.84cm)">
          <text:p/>
        </draw:circle>
        <draw:circle draw:style-name="gr171" draw:text-style-name="P8" draw:layer="layout" svg:width="0.12cm" svg:height="0.12cm" draw:transform="rotate (-1.5707963267949) translate (10.665cm 14.04cm)">
          <text:p/>
        </draw:circle>
        <draw:circle draw:style-name="gr172" draw:text-style-name="P8" draw:layer="layout" svg:width="0.12cm" svg:height="0.12cm" draw:transform="rotate (-1.5707963267949) translate (10.865cm 14.04cm)">
          <text:p/>
        </draw:circle>
        <draw:circle draw:style-name="gr173" draw:text-style-name="P8" draw:layer="layout" svg:width="0.12cm" svg:height="0.12cm" draw:transform="rotate (-1.5707963267949) translate (10.665cm 13.84cm)">
          <text:p/>
        </draw:circle>
        <draw:circle draw:style-name="gr174" draw:text-style-name="P8" draw:layer="layout" svg:width="0.12cm" svg:height="0.12cm" draw:transform="rotate (-1.5707963267949) translate (10.865cm 13.84cm)">
          <text:p/>
        </draw:circle>
        <draw:frame draw:style-name="gr33" draw:text-style-name="P10" draw:layer="layout" svg:width="0.6cm" svg:height="0.379cm" svg:x="10.105cm" svg:y="14.321cm">
          <draw:text-box>
            <text:p><text:span text:style-name="T1">W2</text:span></text:p>
          </draw:text-box>
        </draw:frame>
        <draw:line draw:style-name="gr34" draw:text-style-name="P1" draw:layer="layout" svg:x1="10.605cm" svg:y1="15.1cm" svg:x2="10.605cm" svg:y2="15.9cm">
          <text:p/>
        </draw:line>
        <draw:line draw:style-name="gr34" draw:text-style-name="P1" draw:layer="layout" svg:x1="10.205cm" svg:y1="15.1cm" svg:x2="10.205cm" svg:y2="15.9cm">
          <text:p/>
        </draw:line>
        <draw:line draw:style-name="gr35" draw:text-style-name="P1" draw:layer="layout" svg:x1="10.405cm" svg:y1="15.1cm" svg:x2="10.405cm" svg:y2="15.9cm">
          <text:p/>
        </draw:line>
        <draw:circle draw:style-name="gr36" draw:text-style-name="P11" draw:layer="layout" svg:width="0.1cm" svg:height="0.1cm" draw:transform="rotate (-3.14159265358979) translate (10.46cm 16cm)">
          <text:p/>
        </draw:circle>
        <draw:circle draw:style-name="gr36" draw:text-style-name="P11" draw:layer="layout" svg:width="0.1cm" svg:height="0.1cm" draw:transform="rotate (-3.14159265358979) translate (10.66cm 16cm)">
          <text:p/>
        </draw:circle>
        <draw:circle draw:style-name="gr36" draw:text-style-name="P11" draw:layer="layout" svg:width="0.1cm" svg:height="0.1cm" draw:transform="rotate (-3.14159265358979) translate (10.26cm 16cm)">
          <text:p/>
        </draw:circle>
        <draw:line draw:style-name="gr34" draw:text-style-name="P1" draw:layer="layout" svg:x1="10.605cm" svg:y1="16.4cm" svg:x2="10.605cm" svg:y2="16cm">
          <text:p/>
        </draw:line>
        <draw:line draw:style-name="gr34" draw:text-style-name="P1" draw:layer="layout" svg:x1="10.205cm" svg:y1="16.4cm" svg:x2="10.205cm" svg:y2="16cm">
          <text:p/>
        </draw:line>
        <draw:g draw:style-name="gr146">
          <draw:polygon draw:style-name="gr175" draw:text-style-name="P32" draw:layer="layout" svg:width="1.499cm" svg:height="0.791cm" draw:transform="rotate (-3.14159265358979) translate (11.305cm 17.4cm)" svg:viewBox="0 0 1500 792" draw:points="0,400 100,0 1500,392 1500,792">
            <text:p/>
          </draw:polygon>
          <draw:polygon draw:style-name="gr148" draw:text-style-name="P30" draw:layer="layout" svg:width="1.349cm" svg:height="0.199cm" draw:transform="rotate (-3.14159265358979) translate (11.155cm 16.6cm)" svg:viewBox="0 0 1350 200" draw:points="1350,0 1350,132 935,198 414,200 0,101 0,0">
            <text:p/>
          </draw:polygon>
          <draw:rect draw:style-name="gr149" draw:text-style-name="P31" draw:layer="layout" svg:width="0.302cm" svg:height="0.096cm" draw:transform="rotate (-3.14159265358979) translate (10.926cm 16.565cm)">
            <text:p/>
          </draw:rect>
          <draw:g draw:style-name="gr2">
            <draw:polygon draw:style-name="gr102" draw:text-style-name="P21" draw:layer="layout" svg:width="1.799cm" svg:height="0.399cm" draw:transform="rotate (-3.14159265358979) translate (11.305cm 17cm)" svg:viewBox="0 0 1800 400" draw:points="0,400 0,0 1800,0 1799,400">
              <text:p/>
            </draw:polygon>
            <draw:line draw:style-name="gr103" draw:text-style-name="P22" draw:layer="layout" svg:x1="11.305cm" svg:y1="16.7cm" svg:x2="9.505cm" svg:y2="16.7cm">
              <text:p/>
            </draw:line>
            <draw:line draw:style-name="gr103" draw:text-style-name="P22" draw:layer="layout" svg:x1="11.305cm" svg:y1="16.9cm" svg:x2="9.505cm" svg:y2="16.9cm">
              <text:p/>
            </draw:line>
          </draw:g>
          <draw:line draw:style-name="gr103" draw:text-style-name="P22" draw:layer="layout" svg:x1="11.231cm" svg:y1="17.296cm" svg:x2="9.905cm" svg:y2="16.908cm">
            <text:p/>
          </draw:line>
          <draw:line draw:style-name="gr103" draw:text-style-name="P22" draw:layer="layout" svg:x1="11.28cm" svg:y1="17.102cm" svg:x2="9.905cm" svg:y2="16.708cm">
            <text:p/>
          </draw:line>
        </draw:g>
        <draw:line draw:style-name="gr35" draw:text-style-name="P1" draw:layer="layout" svg:x1="10.405cm" svg:y1="16.4cm" svg:x2="10.405cm" svg:y2="16cm">
          <text:p/>
        </draw:line>
        <draw:line draw:style-name="gr176" draw:text-style-name="P12" draw:layer="layout" svg:x1="9.206cm" svg:y1="11.61cm" svg:x2="9.91cm" svg:y2="11.605cm">
          <text:p/>
        </draw:line>
        <draw:line draw:style-name="gr177" draw:text-style-name="P12" draw:layer="layout" svg:x1="9.91cm" svg:y1="11.905cm" svg:x2="9.206cm" svg:y2="11.91cm">
          <text:p/>
        </draw:line>
        <draw:line draw:style-name="gr178" draw:text-style-name="P12" draw:layer="layout" svg:x1="9.203cm" svg:y1="11.308cm" svg:x2="9.91cm" svg:y2="11.305cm">
          <text:p/>
        </draw:line>
        <draw:line draw:style-name="gr179" draw:text-style-name="P12" draw:layer="layout" svg:x1="9.91cm" svg:y1="11.005cm" svg:x2="9.206cm" svg:y2="11.01cm">
          <text:p/>
        </draw:line>
        <draw:line draw:style-name="gr180" draw:text-style-name="P12" draw:layer="layout" svg:x1="6.005cm" svg:y1="11.61cm" svg:x2="6.705cm" svg:y2="11.61cm">
          <text:p/>
        </draw:line>
        <draw:line draw:style-name="gr181" draw:text-style-name="P12" draw:layer="layout" svg:x1="6.702cm" svg:y1="11.908cm" svg:x2="6.005cm" svg:y2="11.91cm">
          <text:p/>
        </draw:line>
        <draw:line draw:style-name="gr182" draw:text-style-name="P12" draw:layer="layout" svg:x1="6.905cm" svg:y1="12.01cm" svg:x2="6.905cm" svg:y2="12.21cm">
          <text:p/>
        </draw:line>
        <draw:line draw:style-name="gr183" draw:text-style-name="P12" draw:layer="layout" svg:x1="7.21cm" svg:y1="12.005cm" svg:x2="7.21cm" svg:y2="12.205cm">
          <text:p/>
        </draw:line>
        <draw:line draw:style-name="gr184" draw:text-style-name="P12" draw:layer="layout" svg:x1="7.505cm" svg:y1="12.01cm" svg:x2="7.505cm" svg:y2="12.21cm">
          <text:p/>
        </draw:line>
        <draw:line draw:style-name="gr185" draw:text-style-name="P12" draw:layer="layout" svg:x1="7.805cm" svg:y1="12.01cm" svg:x2="7.805cm" svg:y2="12.21cm">
          <text:p/>
        </draw:line>
        <draw:frame draw:style-name="gr186" draw:text-style-name="P14" draw:layer="layout" svg:width="1.9cm" svg:height="0.35cm" svg:x="7.01cm" svg:y="10.96cm">
          <draw:text-box>
            <text:p text:style-name="P13"><text:span text:style-name="T2">PCF8574-Board</text:span></text:p>
          </draw:text-box>
        </draw:frame>
        <draw:frame draw:style-name="gr187" draw:text-style-name="P15" draw:layer="layout" svg:width="0.24cm" svg:height="0.27cm" svg:x="7.09cm" svg:y="11.705cm">
          <draw:text-box>
            <text:p text:style-name="P13"><text:span text:style-name="T3">P6</text:span></text:p>
          </draw:text-box>
        </draw:frame>
        <draw:line draw:style-name="gr188" draw:text-style-name="P12" draw:layer="layout" svg:x1="8.105cm" svg:y1="12.01cm" svg:x2="8.105cm" svg:y2="12.21cm">
          <text:p/>
        </draw:line>
        <draw:line draw:style-name="gr189" draw:text-style-name="P12" draw:layer="layout" svg:x1="8.405cm" svg:y1="12.01cm" svg:x2="8.405cm" svg:y2="12.21cm">
          <text:p/>
        </draw:line>
        <draw:line draw:style-name="gr190" draw:text-style-name="P12" draw:layer="layout" svg:x1="8.705cm" svg:y1="12.01cm" svg:x2="8.705cm" svg:y2="12.21cm">
          <text:p/>
        </draw:line>
        <draw:line draw:style-name="gr191" draw:text-style-name="P12" draw:layer="layout" svg:x1="9.005cm" svg:y1="12.01cm" svg:x2="9.005cm" svg:y2="12.21cm">
          <text:p/>
        </draw:line>
        <draw:frame draw:style-name="gr192" draw:text-style-name="P14" draw:layer="layout" svg:width="2.1cm" svg:height="0.35cm" svg:x="6.905cm" svg:y="11.355cm">
          <draw:text-box>
            <text:p text:style-name="P13"><text:span text:style-name="T2">pcf8574_out: 0x20</text:span></text:p>
          </draw:text-box>
        </draw:frame>
        <draw:polyline draw:style-name="gr193" draw:text-style-name="P12" draw:layer="layout" svg:width="2.099cm" svg:height="0.399cm" svg:x="6.91cm" svg:y="10.905cm" svg:viewBox="0 0 2100 400" draw:points="2100,0 2100,400 0,400 0,0">
          <text:p/>
        </draw:polyline>
        <draw:frame draw:style-name="gr194" draw:text-style-name="P16" draw:layer="layout" svg:width="0.5cm" svg:height="0.3cm" svg:x="9.305cm" svg:y="11.05cm">
          <draw:text-box>
            <text:p text:style-name="P13"><text:span text:style-name="T4">GND</text:span></text:p>
          </draw:text-box>
        </draw:frame>
        <draw:line draw:style-name="gr195" draw:text-style-name="P12" draw:layer="layout" svg:x1="12.405cm" svg:y1="11.61cm" svg:x2="13.105cm" svg:y2="11.61cm">
          <text:p/>
        </draw:line>
        <draw:line draw:style-name="gr196" draw:text-style-name="P12" draw:layer="layout" svg:x1="13.105cm" svg:y1="11.91cm" svg:x2="12.405cm" svg:y2="11.91cm">
          <text:p/>
        </draw:line>
        <draw:line draw:style-name="gr197" draw:text-style-name="P12" draw:layer="layout" svg:x1="12.402cm" svg:y1="11.308cm" svg:x2="13.105cm" svg:y2="11.31cm">
          <text:p/>
        </draw:line>
        <draw:line draw:style-name="gr198" draw:text-style-name="P12" draw:layer="layout" svg:x1="13.105cm" svg:y1="11.01cm" svg:x2="12.405cm" svg:y2="11.01cm">
          <text:p/>
        </draw:line>
        <draw:frame draw:style-name="gr199" draw:text-style-name="P17" draw:layer="layout" svg:width="0.4cm" svg:height="0.35cm" svg:x="9.305cm" svg:y="10.7cm">
          <draw:text-box>
            <text:p text:style-name="P13"><text:span text:style-name="T5">+5V</text:span></text:p>
          </draw:text-box>
        </draw:frame>
        <draw:frame draw:style-name="gr200" draw:text-style-name="P16" draw:layer="layout" svg:width="0.5cm" svg:height="0.3cm" svg:x="12.505cm" svg:y="11.05cm">
          <draw:text-box>
            <text:p text:style-name="P13"><text:span text:style-name="T4">GND</text:span></text:p>
          </draw:text-box>
        </draw:frame>
        <draw:frame draw:style-name="gr201" draw:text-style-name="P18" draw:layer="layout" svg:width="0.5cm" svg:height="0.26cm" svg:x="12.505cm" svg:y="11.66cm">
          <draw:text-box>
            <text:p text:style-name="P13"><text:span text:style-name="T6">SCL</text:span></text:p>
          </draw:text-box>
        </draw:frame>
        <draw:frame draw:style-name="gr202" draw:text-style-name="P19" draw:layer="layout" svg:width="0.5cm" svg:height="0.24cm" svg:x="12.505cm" svg:y="11.38cm">
          <draw:text-box>
            <text:p text:style-name="P13"><text:span text:style-name="T7">SDA</text:span></text:p>
          </draw:text-box>
        </draw:frame>
        <draw:frame draw:style-name="gr203" draw:text-style-name="P17" draw:layer="layout" svg:width="0.4cm" svg:height="0.35cm" svg:x="12.505cm" svg:y="10.7cm">
          <draw:text-box>
            <text:p text:style-name="P13"><text:span text:style-name="T5">+5V</text:span></text:p>
          </draw:text-box>
        </draw:frame>
        <draw:rect draw:style-name="gr204" draw:text-style-name="P20" draw:layer="layout" svg:width="2.5cm" svg:height="1.1cm" svg:x="6.71cm" svg:y="10.91cm">
          <text:p/>
        </draw:rect>
        <draw:frame draw:style-name="gr205" draw:text-style-name="P18" draw:layer="layout" svg:width="0.5cm" svg:height="0.28cm" svg:x="6.112cm" svg:y="11.67cm">
          <draw:text-box>
            <text:p text:style-name="P13"><text:span text:style-name="T6">SCL</text:span></text:p>
          </draw:text-box>
        </draw:frame>
        <draw:frame draw:style-name="gr206" draw:text-style-name="P19" draw:layer="layout" svg:width="0.5cm" svg:height="0.28cm" svg:x="6.112cm" svg:y="11.367cm">
          <draw:text-box>
            <text:p text:style-name="P13"><text:span text:style-name="T7">SDA</text:span></text:p>
          </draw:text-box>
        </draw:frame>
        <draw:line draw:style-name="gr207" draw:text-style-name="P12" draw:layer="layout" svg:x1="6.005cm" svg:y1="11.31cm" svg:x2="6.705cm" svg:y2="11.31cm">
          <text:p/>
        </draw:line>
        <draw:line draw:style-name="gr208" draw:text-style-name="P12" draw:layer="layout" svg:x1="6.705cm" svg:y1="11cm" svg:x2="5.605cm" svg:y2="11cm">
          <text:p/>
        </draw:line>
        <draw:frame draw:style-name="gr209" draw:text-style-name="P16" draw:layer="layout" svg:width="0.5cm" svg:height="0.3cm" svg:x="6.105cm" svg:y="11.05cm">
          <draw:text-box>
            <text:p text:style-name="P13"><text:span text:style-name="T4">GND</text:span></text:p>
          </draw:text-box>
        </draw:frame>
        <draw:frame draw:style-name="gr210" draw:text-style-name="P17" draw:layer="layout" svg:width="0.4cm" svg:height="0.35cm" svg:x="6.105cm" svg:y="10.7cm">
          <draw:text-box>
            <text:p text:style-name="P13"><text:span text:style-name="T5">+5V</text:span></text:p>
          </draw:text-box>
        </draw:frame>
        <draw:frame draw:style-name="gr211" draw:text-style-name="P19" draw:layer="layout" svg:width="0.5cm" svg:height="0.28cm" svg:x="9.312cm" svg:y="11.367cm">
          <draw:text-box>
            <text:p text:style-name="P13"><text:span text:style-name="T7">SDA</text:span></text:p>
          </draw:text-box>
        </draw:frame>
        <draw:frame draw:style-name="gr212" draw:text-style-name="P18" draw:layer="layout" svg:width="0.5cm" svg:height="0.28cm" svg:x="9.312cm" svg:y="11.67cm">
          <draw:text-box>
            <text:p text:style-name="P13"><text:span text:style-name="T6">SCL</text:span></text:p>
          </draw:text-box>
        </draw:frame>
        <draw:frame draw:style-name="gr213" draw:text-style-name="P15" draw:layer="layout" svg:width="0.24cm" svg:height="0.27cm" svg:x="6.79cm" svg:y="11.705cm">
          <draw:text-box>
            <text:p text:style-name="P13"><text:span text:style-name="T3">P7</text:span></text:p>
          </draw:text-box>
        </draw:frame>
        <draw:frame draw:style-name="gr214" draw:text-style-name="P15" draw:layer="layout" svg:width="0.24cm" svg:height="0.27cm" svg:x="7.39cm" svg:y="11.705cm">
          <draw:text-box>
            <text:p text:style-name="P13"><text:span text:style-name="T3">P5</text:span></text:p>
          </draw:text-box>
        </draw:frame>
        <draw:frame draw:style-name="gr215" draw:text-style-name="P15" draw:layer="layout" svg:width="0.24cm" svg:height="0.27cm" svg:x="7.69cm" svg:y="11.705cm">
          <draw:text-box>
            <text:p text:style-name="P13"><text:span text:style-name="T3">P4</text:span></text:p>
          </draw:text-box>
        </draw:frame>
        <draw:frame draw:style-name="gr216" draw:text-style-name="P15" draw:layer="layout" svg:width="0.24cm" svg:height="0.27cm" svg:x="7.99cm" svg:y="11.705cm">
          <draw:text-box>
            <text:p text:style-name="P13"><text:span text:style-name="T3">P3</text:span></text:p>
          </draw:text-box>
        </draw:frame>
        <draw:frame draw:style-name="gr217" draw:text-style-name="P15" draw:layer="layout" svg:width="0.24cm" svg:height="0.27cm" svg:x="8.29cm" svg:y="11.705cm">
          <draw:text-box>
            <text:p text:style-name="P13"><text:span text:style-name="T3">P2</text:span></text:p>
          </draw:text-box>
        </draw:frame>
        <draw:frame draw:style-name="gr218" draw:text-style-name="P15" draw:layer="layout" svg:width="0.24cm" svg:height="0.27cm" svg:x="8.59cm" svg:y="11.705cm">
          <draw:text-box>
            <text:p text:style-name="P13"><text:span text:style-name="T3">P1</text:span></text:p>
          </draw:text-box>
        </draw:frame>
        <draw:frame draw:style-name="gr219" draw:text-style-name="P15" draw:layer="layout" svg:width="0.24cm" svg:height="0.27cm" svg:x="8.89cm" svg:y="11.705cm">
          <draw:text-box>
            <text:p text:style-name="P13"><text:span text:style-name="T3">P0</text:span></text:p>
          </draw:text-box>
        </draw:frame>
        <draw:line draw:style-name="gr220" draw:text-style-name="P12" draw:layer="layout" svg:x1="10.105cm" svg:y1="12.01cm" svg:x2="10.105cm" svg:y2="12.21cm">
          <text:p/>
        </draw:line>
        <draw:line draw:style-name="gr221" draw:text-style-name="P12" draw:layer="layout" svg:x1="10.41cm" svg:y1="12.005cm" svg:x2="10.41cm" svg:y2="12.205cm">
          <text:p/>
        </draw:line>
        <draw:line draw:style-name="gr222" draw:text-style-name="P12" draw:layer="layout" svg:x1="10.705cm" svg:y1="12.01cm" svg:x2="10.705cm" svg:y2="12.21cm">
          <text:p/>
        </draw:line>
        <draw:line draw:style-name="gr223" draw:text-style-name="P12" draw:layer="layout" svg:x1="11.005cm" svg:y1="12.01cm" svg:x2="11.005cm" svg:y2="12.21cm">
          <text:p/>
        </draw:line>
        <draw:frame draw:style-name="gr224" draw:text-style-name="P14" draw:layer="layout" svg:width="1.9cm" svg:height="0.35cm" svg:x="10.21cm" svg:y="10.96cm">
          <draw:text-box>
            <text:p text:style-name="P13"><text:span text:style-name="T2">PCF8574-Board</text:span></text:p>
          </draw:text-box>
        </draw:frame>
        <draw:frame draw:style-name="gr225" draw:text-style-name="P15" draw:layer="layout" svg:width="0.24cm" svg:height="0.27cm" svg:x="10.29cm" svg:y="11.705cm">
          <draw:text-box>
            <text:p text:style-name="P13"><text:span text:style-name="T3">P6</text:span></text:p>
          </draw:text-box>
        </draw:frame>
        <draw:line draw:style-name="gr226" draw:text-style-name="P12" draw:layer="layout" svg:x1="11.305cm" svg:y1="12.01cm" svg:x2="11.305cm" svg:y2="12.21cm">
          <text:p/>
        </draw:line>
        <draw:line draw:style-name="gr227" draw:text-style-name="P12" draw:layer="layout" svg:x1="11.605cm" svg:y1="12.01cm" svg:x2="11.605cm" svg:y2="12.21cm">
          <text:p/>
        </draw:line>
        <draw:line draw:style-name="gr228" draw:text-style-name="P12" draw:layer="layout" svg:x1="11.905cm" svg:y1="12.01cm" svg:x2="11.905cm" svg:y2="12.21cm">
          <text:p/>
        </draw:line>
        <draw:line draw:style-name="gr229" draw:text-style-name="P12" draw:layer="layout" svg:x1="12.205cm" svg:y1="12.01cm" svg:x2="12.205cm" svg:y2="12.21cm">
          <text:p/>
        </draw:line>
        <draw:frame draw:style-name="gr230" draw:text-style-name="P14" draw:layer="layout" svg:width="2.1cm" svg:height="0.35cm" svg:x="10.105cm" svg:y="11.355cm">
          <draw:text-box>
            <text:p text:style-name="P13"><text:span text:style-name="T2">pcf8574_in: 0x21</text:span></text:p>
          </draw:text-box>
        </draw:frame>
        <draw:polyline draw:style-name="gr231" draw:text-style-name="P12" draw:layer="layout" svg:width="2.099cm" svg:height="0.399cm" svg:x="10.11cm" svg:y="10.905cm" svg:viewBox="0 0 2100 400" draw:points="2100,0 2100,400 0,400 0,0">
          <text:p/>
        </draw:polyline>
        <draw:rect draw:style-name="gr232" draw:text-style-name="P20" draw:layer="layout" svg:width="2.5cm" svg:height="1.1cm" svg:x="9.91cm" svg:y="10.91cm">
          <text:p/>
        </draw:rect>
        <draw:frame draw:style-name="gr233" draw:text-style-name="P15" draw:layer="layout" svg:width="0.24cm" svg:height="0.27cm" svg:x="9.99cm" svg:y="11.705cm">
          <draw:text-box>
            <text:p text:style-name="P13"><text:span text:style-name="T3">P7</text:span></text:p>
          </draw:text-box>
        </draw:frame>
        <draw:frame draw:style-name="gr234" draw:text-style-name="P15" draw:layer="layout" svg:width="0.24cm" svg:height="0.27cm" svg:x="10.59cm" svg:y="11.705cm">
          <draw:text-box>
            <text:p text:style-name="P13"><text:span text:style-name="T3">P5</text:span></text:p>
          </draw:text-box>
        </draw:frame>
        <draw:frame draw:style-name="gr235" draw:text-style-name="P15" draw:layer="layout" svg:width="0.24cm" svg:height="0.27cm" svg:x="10.89cm" svg:y="11.705cm">
          <draw:text-box>
            <text:p text:style-name="P13"><text:span text:style-name="T3">P4</text:span></text:p>
          </draw:text-box>
        </draw:frame>
        <draw:frame draw:style-name="gr236" draw:text-style-name="P15" draw:layer="layout" svg:width="0.24cm" svg:height="0.27cm" svg:x="11.19cm" svg:y="11.705cm">
          <draw:text-box>
            <text:p text:style-name="P13"><text:span text:style-name="T3">P3</text:span></text:p>
          </draw:text-box>
        </draw:frame>
        <draw:frame draw:style-name="gr237" draw:text-style-name="P15" draw:layer="layout" svg:width="0.24cm" svg:height="0.27cm" svg:x="11.49cm" svg:y="11.705cm">
          <draw:text-box>
            <text:p text:style-name="P13"><text:span text:style-name="T3">P2</text:span></text:p>
          </draw:text-box>
        </draw:frame>
        <draw:frame draw:style-name="gr238" draw:text-style-name="P15" draw:layer="layout" svg:width="0.24cm" svg:height="0.27cm" svg:x="11.79cm" svg:y="11.705cm">
          <draw:text-box>
            <text:p text:style-name="P13"><text:span text:style-name="T3">P1</text:span></text:p>
          </draw:text-box>
        </draw:frame>
        <draw:frame draw:style-name="gr239" draw:text-style-name="P15" draw:layer="layout" svg:width="0.24cm" svg:height="0.27cm" svg:x="12.09cm" svg:y="11.705cm">
          <draw:text-box>
            <text:p text:style-name="P13"><text:span text:style-name="T3">P0</text:span></text:p>
          </draw:text-box>
        </draw:frame>
        <draw:frame draw:style-name="gr240" draw:text-style-name="P15" draw:layer="layout" svg:width="0.115cm" svg:height="0.27cm" svg:x="9.99cm" svg:y="15.005cm">
          <draw:text-box>
            <text:p text:style-name="P13"><text:span text:style-name="T3">1</text:span></text:p>
          </draw:text-box>
        </draw:frame>
        <draw:polygon draw:style-name="gr102" draw:text-style-name="P21" draw:layer="layout" svg:width="1.799cm" svg:height="0.399cm" svg:x="11.305cm" svg:y="16.6cm" svg:viewBox="0 0 1800 400" draw:points="1800,400 1800,0 0,0 0,400">
          <text:p/>
        </draw:polygon>
        <draw:line draw:style-name="gr103" draw:text-style-name="P22" draw:layer="layout" svg:x1="13.105cm" svg:y1="16.9cm" svg:x2="11.305cm" svg:y2="16.9cm">
          <text:p/>
        </draw:line>
        <draw:line draw:style-name="gr103" draw:text-style-name="P22" draw:layer="layout" svg:x1="13.105cm" svg:y1="16.7cm" svg:x2="11.305cm" svg:y2="16.7cm">
          <text:p/>
        </draw:line>
        <draw:circle draw:style-name="gr36" draw:text-style-name="P11" draw:layer="layout" svg:width="0.1cm" svg:height="0.1cm" svg:x="11.755cm" svg:y="15.9cm">
          <text:p/>
        </draw:circle>
        <draw:line draw:style-name="gr241" draw:text-style-name="P1" draw:layer="layout" svg:x1="12.005cm" svg:y1="16cm" svg:x2="12.005cm" svg:y2="16.8cm">
          <text:p/>
        </draw:line>
        <draw:line draw:style-name="gr242" draw:text-style-name="P1" draw:layer="layout" svg:x1="11.805cm" svg:y1="16cm" svg:x2="11.805cm" svg:y2="16.85cm">
          <text:p/>
        </draw:line>
        <draw:circle draw:style-name="gr36" draw:text-style-name="P11" draw:layer="layout" svg:width="0.1cm" svg:height="0.1cm" svg:x="11.955cm" svg:y="15.9cm">
          <text:p/>
        </draw:circle>
        <draw:rect draw:style-name="gr149" draw:text-style-name="P31" draw:layer="layout" svg:width="0.302cm" svg:height="0.096cm" svg:x="11.805cm" svg:y="16.75cm">
          <text:p/>
        </draw:rect>
        <draw:g draw:style-name="gr2">
          <draw:rect draw:style-name="gr243" draw:text-style-name="P5" draw:layer="layout" svg:width="0.6cm" svg:height="1cm" draw:transform="rotate (-1.5707963267949) translate (12.705cm 14.7cm)">
            <text:p/>
          </draw:rect>
          <draw:rect draw:style-name="gr244" draw:text-style-name="P6" draw:layer="layout" svg:width="0.5cm" svg:height="0.9cm" draw:transform="rotate (-1.5707963267949) translate (12.655cm 14.75cm)">
            <text:p/>
          </draw:rect>
          <draw:rect draw:style-name="gr245" draw:text-style-name="P7" draw:layer="layout" svg:width="0.05cm" svg:height="0.3cm" draw:transform="rotate (-1.5707963267949) translate (12.355cm 15.25cm)">
            <text:p/>
          </draw:rect>
          <draw:circle draw:style-name="gr246" draw:text-style-name="P8" draw:layer="layout" svg:width="0.12cm" svg:height="0.12cm" draw:transform="rotate (-1.5707963267949) translate (12.065cm 15.04cm)">
            <text:p/>
          </draw:circle>
          <draw:circle draw:style-name="gr247" draw:text-style-name="P8" draw:layer="layout" svg:width="0.12cm" svg:height="0.12cm" draw:transform="rotate (-1.5707963267949) translate (12.265cm 15.04cm)">
            <text:p/>
          </draw:circle>
          <draw:circle draw:style-name="gr248" draw:text-style-name="P8" draw:layer="layout" svg:width="0.12cm" svg:height="0.12cm" draw:transform="rotate (-1.5707963267949) translate (12.465cm 15.04cm)">
            <text:p/>
          </draw:circle>
          <draw:circle draw:style-name="gr249" draw:text-style-name="P8" draw:layer="layout" svg:width="0.12cm" svg:height="0.12cm" draw:transform="rotate (-1.5707963267949) translate (12.065cm 14.84cm)">
            <text:p/>
          </draw:circle>
          <draw:circle draw:style-name="gr250" draw:text-style-name="P8" draw:layer="layout" svg:width="0.12cm" svg:height="0.12cm" draw:transform="rotate (-1.5707963267949) translate (12.265cm 14.84cm)">
            <text:p/>
          </draw:circle>
          <draw:circle draw:style-name="gr251" draw:text-style-name="P8" draw:layer="layout" svg:width="0.12cm" svg:height="0.12cm" draw:transform="rotate (-1.5707963267949) translate (12.465cm 14.84cm)">
            <text:p/>
          </draw:circle>
        </draw:g>
        <draw:rect draw:style-name="gr252" draw:text-style-name="P5" draw:layer="layout" svg:width="0.6cm" svg:height="1.4cm" draw:transform="rotate (-1.5707963267949) translate (12.905cm 13.7cm)">
          <text:p/>
        </draw:rect>
        <draw:rect draw:style-name="gr253" draw:text-style-name="P6" draw:layer="layout" svg:width="0.5cm" svg:height="1.3cm" draw:transform="rotate (-1.5707963267949) translate (12.855cm 13.75cm)">
          <text:p/>
        </draw:rect>
        <draw:rect draw:style-name="gr254" draw:text-style-name="P7" draw:layer="layout" svg:width="0.05cm" svg:height="0.3cm" draw:transform="rotate (-1.5707963267949) translate (12.355cm 14.25cm)">
          <text:p/>
        </draw:rect>
        <draw:circle draw:style-name="gr255" draw:text-style-name="P8" draw:layer="layout" svg:width="0.12cm" svg:height="0.12cm" draw:transform="rotate (-1.5707963267949) translate (11.865cm 14.04cm)">
          <text:p/>
        </draw:circle>
        <draw:circle draw:style-name="gr256" draw:text-style-name="P8" draw:layer="layout" svg:width="0.12cm" svg:height="0.12cm" draw:transform="rotate (-1.5707963267949) translate (12.065cm 14.04cm)">
          <text:p/>
        </draw:circle>
        <draw:circle draw:style-name="gr257" draw:text-style-name="P7" draw:layer="layout" svg:width="0.12cm" svg:height="0.12cm" draw:transform="rotate (-1.5707963267949) translate (12.265cm 14.04cm)">
          <text:p/>
        </draw:circle>
        <draw:circle draw:style-name="gr258" draw:text-style-name="P8" draw:layer="layout" svg:width="0.12cm" svg:height="0.12cm" draw:transform="rotate (-1.5707963267949) translate (11.865cm 13.84cm)">
          <text:p/>
        </draw:circle>
        <draw:circle draw:style-name="gr259" draw:text-style-name="P8" draw:layer="layout" svg:width="0.12cm" svg:height="0.12cm" draw:transform="rotate (-1.5707963267949) translate (12.065cm 13.84cm)">
          <text:p/>
        </draw:circle>
        <draw:circle draw:style-name="gr260" draw:text-style-name="P9" draw:layer="layout" svg:width="0.12cm" svg:height="0.12cm" draw:transform="rotate (-1.5707963267949) translate (12.265cm 13.84cm)">
          <text:p/>
        </draw:circle>
        <draw:circle draw:style-name="gr261" draw:text-style-name="P8" draw:layer="layout" svg:width="0.12cm" svg:height="0.12cm" draw:transform="rotate (-1.5707963267949) translate (12.465cm 14.04cm)">
          <text:p/>
        </draw:circle>
        <draw:circle draw:style-name="gr262" draw:text-style-name="P8" draw:layer="layout" svg:width="0.12cm" svg:height="0.12cm" draw:transform="rotate (-1.5707963267949) translate (12.665cm 14.04cm)">
          <text:p/>
        </draw:circle>
        <draw:circle draw:style-name="gr263" draw:text-style-name="P8" draw:layer="layout" svg:width="0.12cm" svg:height="0.12cm" draw:transform="rotate (-1.5707963267949) translate (12.465cm 13.84cm)">
          <text:p/>
        </draw:circle>
        <draw:circle draw:style-name="gr264" draw:text-style-name="P8" draw:layer="layout" svg:width="0.12cm" svg:height="0.12cm" draw:transform="rotate (-1.5707963267949) translate (12.665cm 13.84cm)">
          <text:p/>
        </draw:circle>
        <draw:frame draw:style-name="gr33" draw:text-style-name="P10" draw:layer="layout" svg:width="0.8cm" svg:height="0.379cm" svg:x="11.805cm" svg:y="14.321cm">
          <draw:text-box>
            <text:p><text:span text:style-name="T1">1OUT</text:span></text:p>
          </draw:text-box>
        </draw:frame>
        <draw:polyline draw:style-name="gr34" draw:text-style-name="P1" draw:layer="layout" svg:width="0.893cm" svg:height="0.363cm" draw:transform="rotate (-1.99735479598231) translate (12.6310001637442cm 15.2027085253043cm)" svg:viewBox="0 0 894 364" draw:points="0,248 546,0 712,364 894,281">
          <text:p/>
        </draw:polyline>
        <draw:polyline draw:style-name="gr35" draw:text-style-name="P1" draw:layer="layout" svg:width="0.893cm" svg:height="0.363cm" draw:transform="rotate (-1.99735479598231) translate (12.3933334697868cm 15.1855904377536cm)" svg:viewBox="0 0 894 364" draw:points="0,207 455,0 621,364 894,240">
          <text:p/>
        </draw:polyline>
        <draw:frame draw:style-name="gr265" draw:text-style-name="P15" draw:layer="layout" svg:width="0.115cm" svg:height="0.27cm" svg:x="11.79cm" svg:y="15.005cm">
          <draw:text-box>
            <text:p text:style-name="P13"><text:span text:style-name="T3">1</text:span></text:p>
          </draw:text-box>
        </draw:frame>
        <draw:g draw:style-name="gr2">
          <draw:rect draw:style-name="gr266" draw:text-style-name="P5" draw:layer="layout" svg:width="0.6cm" svg:height="1cm" draw:transform="rotate (-1.5707963267949) translate (9.105cm 14.7cm)">
            <text:p/>
          </draw:rect>
          <draw:rect draw:style-name="gr267" draw:text-style-name="P6" draw:layer="layout" svg:width="0.5cm" svg:height="0.9cm" draw:transform="rotate (-1.5707963267949) translate (9.055cm 14.75cm)">
            <text:p/>
          </draw:rect>
          <draw:rect draw:style-name="gr268" draw:text-style-name="P7" draw:layer="layout" svg:width="0.05cm" svg:height="0.3cm" draw:transform="rotate (-1.5707963267949) translate (8.755cm 15.25cm)">
            <text:p/>
          </draw:rect>
          <draw:circle draw:style-name="gr269" draw:text-style-name="P8" draw:layer="layout" svg:width="0.12cm" svg:height="0.12cm" draw:transform="rotate (-1.5707963267949) translate (8.465cm 15.04cm)">
            <text:p/>
          </draw:circle>
          <draw:circle draw:style-name="gr270" draw:text-style-name="P8" draw:layer="layout" svg:width="0.12cm" svg:height="0.12cm" draw:transform="rotate (-1.5707963267949) translate (8.665cm 15.04cm)">
            <text:p/>
          </draw:circle>
          <draw:circle draw:style-name="gr271" draw:text-style-name="P8" draw:layer="layout" svg:width="0.12cm" svg:height="0.12cm" draw:transform="rotate (-1.5707963267949) translate (8.865cm 15.04cm)">
            <text:p/>
          </draw:circle>
          <draw:circle draw:style-name="gr272" draw:text-style-name="P8" draw:layer="layout" svg:width="0.12cm" svg:height="0.12cm" draw:transform="rotate (-1.5707963267949) translate (8.465cm 14.84cm)">
            <text:p/>
          </draw:circle>
          <draw:circle draw:style-name="gr273" draw:text-style-name="P8" draw:layer="layout" svg:width="0.12cm" svg:height="0.12cm" draw:transform="rotate (-1.5707963267949) translate (8.665cm 14.84cm)">
            <text:p/>
          </draw:circle>
          <draw:circle draw:style-name="gr274" draw:text-style-name="P8" draw:layer="layout" svg:width="0.12cm" svg:height="0.12cm" draw:transform="rotate (-1.5707963267949) translate (8.865cm 14.84cm)">
            <text:p/>
          </draw:circle>
        </draw:g>
        <draw:rect draw:style-name="gr275" draw:text-style-name="P5" draw:layer="layout" svg:width="0.6cm" svg:height="1.4cm" draw:transform="rotate (-1.5707963267949) translate (9.305cm 13.7cm)">
          <text:p/>
        </draw:rect>
        <draw:rect draw:style-name="gr276" draw:text-style-name="P6" draw:layer="layout" svg:width="0.5cm" svg:height="1.3cm" draw:transform="rotate (-1.5707963267949) translate (9.255cm 13.75cm)">
          <text:p/>
        </draw:rect>
        <draw:rect draw:style-name="gr277" draw:text-style-name="P7" draw:layer="layout" svg:width="0.05cm" svg:height="0.3cm" draw:transform="rotate (-1.5707963267949) translate (8.755cm 14.25cm)">
          <text:p/>
        </draw:rect>
        <draw:circle draw:style-name="gr278" draw:text-style-name="P8" draw:layer="layout" svg:width="0.12cm" svg:height="0.12cm" draw:transform="rotate (-1.5707963267949) translate (8.265cm 14.04cm)">
          <text:p/>
        </draw:circle>
        <draw:circle draw:style-name="gr279" draw:text-style-name="P8" draw:layer="layout" svg:width="0.12cm" svg:height="0.12cm" draw:transform="rotate (-1.5707963267949) translate (8.465cm 14.04cm)">
          <text:p/>
        </draw:circle>
        <draw:circle draw:style-name="gr280" draw:text-style-name="P7" draw:layer="layout" svg:width="0.12cm" svg:height="0.12cm" draw:transform="rotate (-1.5707963267949) translate (8.665cm 14.04cm)">
          <text:p/>
        </draw:circle>
        <draw:circle draw:style-name="gr281" draw:text-style-name="P8" draw:layer="layout" svg:width="0.12cm" svg:height="0.12cm" draw:transform="rotate (-1.5707963267949) translate (8.265cm 13.84cm)">
          <text:p/>
        </draw:circle>
        <draw:circle draw:style-name="gr282" draw:text-style-name="P8" draw:layer="layout" svg:width="0.12cm" svg:height="0.12cm" draw:transform="rotate (-1.5707963267949) translate (8.465cm 13.84cm)">
          <text:p/>
        </draw:circle>
        <draw:circle draw:style-name="gr283" draw:text-style-name="P9" draw:layer="layout" svg:width="0.12cm" svg:height="0.12cm" draw:transform="rotate (-1.5707963267949) translate (8.665cm 13.84cm)">
          <text:p/>
        </draw:circle>
        <draw:circle draw:style-name="gr284" draw:text-style-name="P8" draw:layer="layout" svg:width="0.12cm" svg:height="0.12cm" draw:transform="rotate (-1.5707963267949) translate (8.865cm 14.04cm)">
          <text:p/>
        </draw:circle>
        <draw:circle draw:style-name="gr285" draw:text-style-name="P8" draw:layer="layout" svg:width="0.12cm" svg:height="0.12cm" draw:transform="rotate (-1.5707963267949) translate (9.065cm 14.04cm)">
          <text:p/>
        </draw:circle>
        <draw:circle draw:style-name="gr286" draw:text-style-name="P8" draw:layer="layout" svg:width="0.12cm" svg:height="0.12cm" draw:transform="rotate (-1.5707963267949) translate (8.865cm 13.84cm)">
          <text:p/>
        </draw:circle>
        <draw:circle draw:style-name="gr287" draw:text-style-name="P8" draw:layer="layout" svg:width="0.12cm" svg:height="0.12cm" draw:transform="rotate (-1.5707963267949) translate (9.065cm 13.84cm)">
          <text:p/>
        </draw:circle>
        <draw:frame draw:style-name="gr33" draw:text-style-name="P10" draw:layer="layout" svg:width="0.6cm" svg:height="0.379cm" svg:x="8.305cm" svg:y="14.321cm">
          <draw:text-box>
            <text:p><text:span text:style-name="T1">W3</text:span></text:p>
          </draw:text-box>
        </draw:frame>
        <draw:frame draw:style-name="gr288" draw:text-style-name="P15" draw:layer="layout" svg:width="0.115cm" svg:height="0.27cm" svg:x="8.19cm" svg:y="15.005cm">
          <draw:text-box>
            <text:p text:style-name="P13"><text:span text:style-name="T3">1</text:span></text:p>
          </draw:text-box>
        </draw:frame>
        <draw:g draw:style-name="gr2">
          <draw:polygon draw:style-name="gr102" draw:text-style-name="P21" draw:layer="layout" svg:width="0.899cm" svg:height="0.399cm" svg:x="6.805cm" svg:y="16.6cm" svg:viewBox="0 0 900 400" draw:points="900,400 900,0 0,0 0,400">
            <text:p/>
          </draw:polygon>
          <draw:line draw:style-name="gr103" draw:text-style-name="P22" draw:layer="layout" svg:x1="7.705cm" svg:y1="16.9cm" svg:x2="6.805cm" svg:y2="16.9cm">
            <text:p/>
          </draw:line>
          <draw:line draw:style-name="gr103" draw:text-style-name="P22" draw:layer="layout" svg:x1="7.705cm" svg:y1="16.7cm" svg:x2="6.805cm" svg:y2="16.7cm">
            <text:p/>
          </draw:line>
        </draw:g>
        <draw:g draw:style-name="gr2">
          <draw:rect draw:style-name="gr289" draw:text-style-name="P5" draw:layer="layout" svg:width="0.6cm" svg:height="1cm" draw:transform="rotate (-1.5707963267949) translate (7.305cm 14.7cm)">
            <text:p/>
          </draw:rect>
          <draw:rect draw:style-name="gr290" draw:text-style-name="P6" draw:layer="layout" svg:width="0.5cm" svg:height="0.9cm" draw:transform="rotate (-1.5707963267949) translate (7.255cm 14.75cm)">
            <text:p/>
          </draw:rect>
          <draw:rect draw:style-name="gr291" draw:text-style-name="P7" draw:layer="layout" svg:width="0.05cm" svg:height="0.3cm" draw:transform="rotate (-1.5707963267949) translate (6.955cm 15.25cm)">
            <text:p/>
          </draw:rect>
          <draw:circle draw:style-name="gr292" draw:text-style-name="P8" draw:layer="layout" svg:width="0.12cm" svg:height="0.12cm" draw:transform="rotate (-1.5707963267949) translate (6.665cm 15.04cm)">
            <text:p/>
          </draw:circle>
          <draw:circle draw:style-name="gr293" draw:text-style-name="P8" draw:layer="layout" svg:width="0.12cm" svg:height="0.12cm" draw:transform="rotate (-1.5707963267949) translate (6.865cm 15.04cm)">
            <text:p/>
          </draw:circle>
          <draw:circle draw:style-name="gr294" draw:text-style-name="P8" draw:layer="layout" svg:width="0.12cm" svg:height="0.12cm" draw:transform="rotate (-1.5707963267949) translate (7.065cm 15.04cm)">
            <text:p/>
          </draw:circle>
          <draw:circle draw:style-name="gr295" draw:text-style-name="P8" draw:layer="layout" svg:width="0.12cm" svg:height="0.12cm" draw:transform="rotate (-1.5707963267949) translate (6.665cm 14.84cm)">
            <text:p/>
          </draw:circle>
          <draw:circle draw:style-name="gr296" draw:text-style-name="P8" draw:layer="layout" svg:width="0.12cm" svg:height="0.12cm" draw:transform="rotate (-1.5707963267949) translate (6.865cm 14.84cm)">
            <text:p/>
          </draw:circle>
          <draw:circle draw:style-name="gr297" draw:text-style-name="P8" draw:layer="layout" svg:width="0.12cm" svg:height="0.12cm" draw:transform="rotate (-1.5707963267949) translate (7.065cm 14.84cm)">
            <text:p/>
          </draw:circle>
        </draw:g>
        <draw:rect draw:style-name="gr298" draw:text-style-name="P5" draw:layer="layout" svg:width="0.6cm" svg:height="1.4cm" draw:transform="rotate (-1.5707963267949) translate (7.505cm 13.7cm)">
          <text:p/>
        </draw:rect>
        <draw:rect draw:style-name="gr299" draw:text-style-name="P6" draw:layer="layout" svg:width="0.5cm" svg:height="1.3cm" draw:transform="rotate (-1.5707963267949) translate (7.455cm 13.75cm)">
          <text:p/>
        </draw:rect>
        <draw:rect draw:style-name="gr300" draw:text-style-name="P7" draw:layer="layout" svg:width="0.05cm" svg:height="0.3cm" draw:transform="rotate (-1.5707963267949) translate (6.955cm 14.25cm)">
          <text:p/>
        </draw:rect>
        <draw:circle draw:style-name="gr301" draw:text-style-name="P8" draw:layer="layout" svg:width="0.12cm" svg:height="0.12cm" draw:transform="rotate (-1.5707963267949) translate (6.465cm 14.04cm)">
          <text:p/>
        </draw:circle>
        <draw:circle draw:style-name="gr302" draw:text-style-name="P8" draw:layer="layout" svg:width="0.12cm" svg:height="0.12cm" draw:transform="rotate (-1.5707963267949) translate (6.665cm 14.04cm)">
          <text:p/>
        </draw:circle>
        <draw:circle draw:style-name="gr303" draw:text-style-name="P7" draw:layer="layout" svg:width="0.12cm" svg:height="0.12cm" draw:transform="rotate (-1.5707963267949) translate (6.865cm 14.04cm)">
          <text:p/>
        </draw:circle>
        <draw:circle draw:style-name="gr304" draw:text-style-name="P8" draw:layer="layout" svg:width="0.12cm" svg:height="0.12cm" draw:transform="rotate (-1.5707963267949) translate (6.465cm 13.84cm)">
          <text:p/>
        </draw:circle>
        <draw:circle draw:style-name="gr305" draw:text-style-name="P8" draw:layer="layout" svg:width="0.12cm" svg:height="0.12cm" draw:transform="rotate (-1.5707963267949) translate (6.665cm 13.84cm)">
          <text:p/>
        </draw:circle>
        <draw:circle draw:style-name="gr306" draw:text-style-name="P9" draw:layer="layout" svg:width="0.12cm" svg:height="0.12cm" draw:transform="rotate (-1.5707963267949) translate (6.865cm 13.84cm)">
          <text:p/>
        </draw:circle>
        <draw:circle draw:style-name="gr307" draw:text-style-name="P8" draw:layer="layout" svg:width="0.12cm" svg:height="0.12cm" draw:transform="rotate (-1.5707963267949) translate (7.065cm 14.04cm)">
          <text:p/>
        </draw:circle>
        <draw:circle draw:style-name="gr308" draw:text-style-name="P8" draw:layer="layout" svg:width="0.12cm" svg:height="0.12cm" draw:transform="rotate (-1.5707963267949) translate (7.265cm 14.04cm)">
          <text:p/>
        </draw:circle>
        <draw:circle draw:style-name="gr309" draw:text-style-name="P8" draw:layer="layout" svg:width="0.12cm" svg:height="0.12cm" draw:transform="rotate (-1.5707963267949) translate (7.065cm 13.84cm)">
          <text:p/>
        </draw:circle>
        <draw:circle draw:style-name="gr310" draw:text-style-name="P8" draw:layer="layout" svg:width="0.12cm" svg:height="0.12cm" draw:transform="rotate (-1.5707963267949) translate (7.265cm 13.84cm)">
          <text:p/>
        </draw:circle>
        <draw:frame draw:style-name="gr33" draw:text-style-name="P10" draw:layer="layout" svg:width="0.6cm" svg:height="0.38cm" svg:x="6.505cm" svg:y="14.32cm">
          <draw:text-box>
            <text:p><text:span text:style-name="T1">2IO</text:span></text:p>
          </draw:text-box>
        </draw:frame>
        <draw:frame draw:style-name="gr311" draw:text-style-name="P15" draw:layer="layout" svg:width="0.115cm" svg:height="0.27cm" svg:x="6.39cm" svg:y="15.005cm">
          <draw:text-box>
            <text:p text:style-name="P13"><text:span text:style-name="T3">1</text:span></text:p>
          </draw:text-box>
        </draw:frame>
        <draw:g draw:style-name="gr2">
          <draw:polygon draw:style-name="gr102" draw:text-style-name="P21" draw:layer="layout" svg:width="0.899cm" svg:height="0.399cm" svg:x="5.905cm" svg:y="16.6cm" svg:viewBox="0 0 900 400" draw:points="900,400 900,0 0,0 0,400">
            <text:p/>
          </draw:polygon>
          <draw:line draw:style-name="gr103" draw:text-style-name="P22" draw:layer="layout" svg:x1="6.805cm" svg:y1="16.9cm" svg:x2="5.905cm" svg:y2="16.9cm">
            <text:p/>
          </draw:line>
          <draw:line draw:style-name="gr103" draw:text-style-name="P22" draw:layer="layout" svg:x1="6.805cm" svg:y1="16.7cm" svg:x2="5.905cm" svg:y2="16.7cm">
            <text:p/>
          </draw:line>
        </draw:g>
        <draw:rect draw:style-name="gr127" draw:text-style-name="P23" draw:layer="layout" svg:width="0.2cm" svg:height="0.1cm" svg:x="6.705cm" svg:y="16.65cm">
          <text:p/>
        </draw:rect>
        <draw:rect draw:style-name="gr127" draw:text-style-name="P23" draw:layer="layout" svg:width="0.2cm" svg:height="0.1cm" svg:x="6.705cm" svg:y="16.85cm">
          <text:p/>
        </draw:rect>
        <draw:polyline draw:style-name="gr128" draw:text-style-name="P1" draw:layer="layout" svg:width="0.299cm" svg:height="0.999cm" svg:x="6.405cm" svg:y="14.9cm" svg:viewBox="0 0 300 1000" draw:points="200,0 300,100 300,800 0,800 0,1000">
          <text:p/>
        </draw:polyline>
        <draw:polyline draw:style-name="gr132" draw:text-style-name="P1" draw:layer="layout" svg:width="0.099cm" svg:height="2.599cm" svg:x="8.405cm" svg:y="15.1cm" svg:viewBox="0 0 100 2600" draw:points="0,0 0,2600 100,2300">
          <text:p/>
        </draw:polyline>
        <draw:polyline draw:style-name="gr312" draw:text-style-name="P1" draw:layer="layout" svg:width="0.099cm" svg:height="2.599cm" svg:x="8.605cm" svg:y="15.1cm" svg:viewBox="0 0 100 2600" draw:points="0,0 0,2600 100,2300">
          <text:p/>
        </draw:polyline>
        <draw:polyline draw:style-name="gr133" draw:text-style-name="P1" draw:layer="layout" svg:width="0.099cm" svg:height="2.599cm" svg:x="8.805cm" svg:y="15.1cm" svg:viewBox="0 0 100 2600" draw:points="0,0 0,2600 100,2400">
          <text:p/>
        </draw:polyline>
        <draw:polyline draw:style-name="gr313" draw:text-style-name="P1" draw:layer="layout" svg:width="0.099cm" svg:height="1.299cm" svg:x="8.605cm" svg:y="14.9cm" svg:viewBox="0 0 100 1300" draw:points="0,0 100,100 100,1300">
          <text:p/>
        </draw:polyline>
        <draw:polyline draw:style-name="gr134" draw:text-style-name="P1" draw:layer="layout" svg:width="0.099cm" svg:height="1.199cm" svg:x="8.805cm" svg:y="14.9cm" svg:viewBox="0 0 100 1200" draw:points="0,0 100,100 100,1200">
          <text:p/>
        </draw:polyline>
        <draw:g draw:style-name="gr146">
          <draw:polygon draw:style-name="gr147" draw:text-style-name="P29" draw:layer="layout" svg:width="1.499cm" svg:height="0.81cm" svg:x="8.005cm" svg:y="16.202cm" svg:viewBox="0 0 1500 811" draw:points="1500,409 1400,0 0,401 0,811">
            <text:p/>
          </draw:polygon>
          <draw:polygon draw:style-name="gr175" draw:text-style-name="P32" draw:layer="layout" svg:width="1.499cm" svg:height="0.81cm" draw:transform="rotate (-3.14159265358979) translate (9.505cm 17.4119883040936cm)" svg:viewBox="0 0 1500 811" draw:points="0,409 100,0 1500,401 1500,811">
            <text:p/>
          </draw:polygon>
          <draw:g draw:style-name="gr2">
            <draw:polygon draw:style-name="gr148" draw:text-style-name="P30" draw:layer="layout" svg:width="1.351cm" svg:height="0.204cm" draw:transform="skewX (-0.0109955742875643) rotate (-0.268082573106329) translate (8.04463097438911cm 17.0417837965726cm)" svg:viewBox="0 0 1352 205" draw:points="0,1 0,135 416,203 938,205 1352,103 1352,0">
              <text:p/>
            </draw:polygon>
            <draw:rect draw:style-name="gr149" draw:text-style-name="P31" draw:layer="layout" svg:width="0.303cm" svg:height="0.098cm" draw:transform="skewX (-0.0101229096615671) rotate (-0.267384441405532) translate (8.826cm 17.293cm)">
              <text:p/>
            </draw:rect>
          </draw:g>
          <draw:g draw:style-name="gr2">
            <draw:polygon draw:style-name="gr102" draw:text-style-name="P21" draw:layer="layout" svg:width="1.799cm" svg:height="0.408cm" draw:transform="rotate (-3.14159265358979) translate (9.505cm 17.0026315789474cm)" svg:viewBox="0 0 1800 409" draw:points="0,409 0,0 1800,0 1799,409">
              <text:p/>
            </draw:polygon>
            <draw:line draw:style-name="gr103" draw:text-style-name="P22" draw:layer="layout" svg:x1="9.505cm" svg:y1="16.696cm" svg:x2="7.705cm" svg:y2="16.696cm">
              <text:p/>
            </draw:line>
            <draw:line draw:style-name="gr103" draw:text-style-name="P22" draw:layer="layout" svg:x1="9.505cm" svg:y1="16.9cm" svg:x2="7.705cm" svg:y2="16.9cm">
              <text:p/>
            </draw:line>
          </draw:g>
          <draw:line draw:style-name="gr103" draw:text-style-name="P22" draw:layer="layout" svg:x1="9.431cm" svg:y1="17.305cm" svg:x2="8.105cm" svg:y2="16.908cm">
            <text:p/>
          </draw:line>
          <draw:line draw:style-name="gr103" draw:text-style-name="P22" draw:layer="layout" svg:x1="9.48cm" svg:y1="17.107cm" svg:x2="8.105cm" svg:y2="16.704cm">
            <text:p/>
          </draw:line>
          <draw:line draw:style-name="gr103" draw:text-style-name="P22" draw:layer="layout" svg:x1="9.432cm" svg:y1="16.308cm" svg:x2="8.106cm" svg:y2="16.705cm">
            <text:p/>
          </draw:line>
          <draw:line draw:style-name="gr103" draw:text-style-name="P22" draw:layer="layout" svg:x1="9.481cm" svg:y1="16.506cm" svg:x2="8.106cm" svg:y2="16.909cm">
            <text:p/>
          </draw:line>
          <draw:g draw:style-name="gr2">
            <draw:polygon draw:style-name="gr148" draw:text-style-name="P30" draw:layer="layout" svg:width="1.35cm" svg:height="0.208cm" draw:transform="skewX (0.0191986217719375) rotate (-2.86548156592429) translate (9.33745519001438cm 16.2023556147575cm)" svg:viewBox="0 0 1351 209" draw:points="1351,0 1350,138 935,207 414,209 0,106 0,1">
              <text:p/>
            </draw:polygon>
            <draw:rect draw:style-name="gr149" draw:text-style-name="P31" draw:layer="layout" svg:width="0.301cm" svg:height="0.1cm" draw:transform="skewX (0.0300196631343025) rotate (-2.86600516469989) translate (8.531cm 16.393cm)">
              <text:p/>
            </draw:rect>
          </draw:g>
        </draw:g>
        <draw:circle draw:style-name="gr36" draw:text-style-name="P11" draw:layer="layout" svg:width="0.1cm" svg:height="0.1cm" svg:x="6.155cm" svg:y="15.9cm">
          <text:p/>
        </draw:circle>
        <draw:circle draw:style-name="gr36" draw:text-style-name="P11" draw:layer="layout" svg:width="0.1cm" svg:height="0.1cm" svg:x="6.355cm" svg:y="15.9cm">
          <text:p/>
        </draw:circle>
        <draw:circle draw:style-name="gr36" draw:text-style-name="P11" draw:layer="layout" svg:width="0.1cm" svg:height="0.1cm" svg:x="7.155cm" svg:y="15.9cm">
          <text:p/>
        </draw:circle>
        <draw:circle draw:style-name="gr36" draw:text-style-name="P11" draw:layer="layout" svg:width="0.1cm" svg:height="0.1cm" svg:x="7.355cm" svg:y="15.9cm">
          <text:p/>
        </draw:circle>
        <draw:frame draw:style-name="gr33" draw:text-style-name="P10" draw:layer="layout" svg:width="0.7cm" svg:height="0.6cm" svg:x="6.205cm" svg:y="17.5cm">
          <draw:text-box>
            <text:p><text:span text:style-name="T1">DT</text:span></text:p>
            <text:p><text:span text:style-name="T1">DCC 41</text:span></text:p>
          </draw:text-box>
        </draw:frame>
        <draw:frame draw:style-name="gr33" draw:text-style-name="P10" draw:layer="layout" svg:width="1.4cm" svg:height="0.6cm" svg:x="7.605cm" svg:y="17.5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33" draw:text-style-name="P10" draw:layer="layout" svg:width="0.7cm" svg:height="0.6cm" svg:x="10.205cm" svg:y="17.5cm">
          <draw:text-box>
            <text:p><text:span text:style-name="T1">T2</text:span></text:p>
            <text:p><text:span text:style-name="T1">DCC 21</text:span></text:p>
          </draw:text-box>
        </draw:frame>
        <draw:frame draw:style-name="gr33" draw:text-style-name="P10" draw:layer="layout" svg:width="0.7cm" svg:height="0.6cm" svg:x="11.605cm" svg:y="17.5cm">
          <draw:text-box>
            <text:p><text:span text:style-name="T1">UC</text:span></text:p>
            <text:p><text:span text:style-name="T1">DCC 11</text:span></text:p>
          </draw:text-box>
        </draw:frame>
        <draw:circle draw:style-name="gr129" draw:text-style-name="P24" draw:layer="layout" svg:width="0.1cm" svg:height="0.1cm" draw:transform="rotate (-3.14159265358979) translate (7.255cm 16.753cm)">
          <text:p/>
        </draw:circle>
        <draw:line draw:style-name="gr34" draw:text-style-name="P1" draw:layer="layout" svg:x1="7.205cm" svg:y1="16cm" svg:x2="7.205cm" svg:y2="16.7cm">
          <text:p/>
        </draw:line>
        <draw:line draw:style-name="gr130" draw:text-style-name="P1" draw:layer="layout" svg:x1="7.405cm" svg:y1="16cm" svg:x2="7.405cm" svg:y2="16.9cm">
          <text:p/>
        </draw:line>
        <draw:circle draw:style-name="gr131" draw:text-style-name="P25" draw:layer="layout" svg:width="0.1cm" svg:height="0.1cm" draw:transform="rotate (-3.14159265358979) translate (7.455cm 16.953cm)">
          <text:p/>
        </draw:circle>
        <draw:circle draw:style-name="gr129" draw:text-style-name="P24" draw:layer="layout" svg:width="0.1cm" svg:height="0.1cm" draw:transform="rotate (-3.14159265358979) translate (6.255cm 16.753cm)">
          <text:p/>
        </draw:circle>
        <draw:line draw:style-name="gr34" draw:text-style-name="P1" draw:layer="layout" svg:x1="6.205cm" svg:y1="16cm" svg:x2="6.205cm" svg:y2="16.7cm">
          <text:p/>
        </draw:line>
        <draw:line draw:style-name="gr130" draw:text-style-name="P1" draw:layer="layout" svg:x1="6.405cm" svg:y1="16.9cm" svg:x2="6.405cm" svg:y2="16cm">
          <text:p/>
        </draw:line>
        <draw:circle draw:style-name="gr131" draw:text-style-name="P25" draw:layer="layout" svg:width="0.1cm" svg:height="0.1cm" draw:transform="rotate (-3.14159265358979) translate (6.455cm 16.953cm)">
          <text:p/>
        </draw:circle>
        <draw:polyline draw:style-name="gr132" draw:text-style-name="P1" draw:layer="layout" svg:width="0.399cm" svg:height="0.798cm" svg:x="6.205cm" svg:y="15.101cm" svg:viewBox="0 0 400 799" draw:points="400,0 400,499 0,499 0,799">
          <text:p/>
        </draw:polyline>
        <draw:polyline draw:style-name="gr128" draw:text-style-name="P1" draw:layer="layout" svg:width="0.099cm" svg:height="1.299cm" svg:x="8.405cm" svg:y="14.9cm" svg:viewBox="0 0 100 1300" draw:points="0,0 100,100 100,1300">
          <text:p/>
        </draw:polyline>
        <draw:polyline draw:style-name="gr133" draw:text-style-name="P1" draw:layer="layout" svg:width="0.199cm" svg:height="0.799cm" svg:x="7.005cm" svg:y="15.1cm" svg:viewBox="0 0 200 800" draw:points="0,0 0,600 200,600 200,800">
          <text:p/>
        </draw:polyline>
        <draw:polyline draw:style-name="gr134" draw:text-style-name="P1" draw:layer="layout" svg:width="0.399cm" svg:height="0.999cm" svg:x="7.005cm" svg:y="14.9cm" svg:viewBox="0 0 400 1000" draw:points="0,0 100,100 100,700 400,700 400,1000">
          <text:p/>
        </draw:polyline>
        <draw:circle draw:style-name="gr36" draw:text-style-name="P11" draw:layer="layout" svg:width="0.1cm" svg:height="0.1cm" svg:x="8.355cm" svg:y="15.9cm">
          <text:p/>
        </draw:circle>
        <draw:circle draw:style-name="gr36" draw:text-style-name="P11" draw:layer="layout" svg:width="0.1cm" svg:height="0.1cm" svg:x="8.455cm" svg:y="15.9cm">
          <text:p/>
        </draw:circle>
        <draw:circle draw:style-name="gr36" draw:text-style-name="P11" draw:layer="layout" svg:width="0.1cm" svg:height="0.1cm" svg:x="8.555cm" svg:y="15.9cm">
          <text:p/>
        </draw:circle>
        <draw:circle draw:style-name="gr36" draw:text-style-name="P11" draw:layer="layout" svg:width="0.1cm" svg:height="0.1cm" svg:x="8.655cm" svg:y="15.9cm">
          <text:p/>
        </draw:circle>
        <draw:circle draw:style-name="gr36" draw:text-style-name="P11" draw:layer="layout" svg:width="0.1cm" svg:height="0.1cm" svg:x="8.755cm" svg:y="15.9cm">
          <text:p/>
        </draw:circle>
        <draw:circle draw:style-name="gr36" draw:text-style-name="P11" draw:layer="layout" svg:width="0.1cm" svg:height="0.1cm" svg:x="8.855cm" svg:y="15.9cm">
          <text:p/>
        </draw:circle>
        <draw:line draw:style-name="gr314" draw:text-style-name="P12" draw:layer="layout" svg:x1="5.805cm" svg:y1="12.5cm" svg:x2="5.805cm" svg:y2="11cm">
          <text:p/>
        </draw:line>
        <draw:circle draw:style-name="gr136" draw:text-style-name="P26" draw:layer="layout" svg:width="0.1cm" svg:height="0.1cm" svg:x="5.755cm" svg:y="10.95cm">
          <text:p/>
        </draw:circle>
        <draw:g draw:style-name="gr2">
          <draw:line draw:style-name="gr137" draw:text-style-name="P27" draw:layer="layout" svg:x1="5.955cm" svg:y1="12.55cm" svg:x2="6.155cm" svg:y2="12.65cm">
            <text:p/>
          </draw:line>
          <draw:line draw:style-name="gr137" draw:text-style-name="P27" draw:layer="layout" svg:x1="5.955cm" svg:y1="12.45cm" svg:x2="6.155cm" svg:y2="12.55cm">
            <text:p/>
          </draw:line>
        </draw:g>
        <draw:line draw:style-name="gr138" draw:text-style-name="P1" draw:layer="layout" svg:x1="5.705cm" svg:y1="12.6cm" svg:x2="5.905cm" svg:y2="12.6cm">
          <text:p/>
        </draw:line>
        <draw:polygon draw:style-name="gr139" draw:text-style-name="P28" draw:layer="layout" svg:width="0.199cm" svg:height="0.199cm" svg:x="5.705cm" svg:y="12.4cm" svg:viewBox="0 0 200 200" draw:points="0,0 200,0 100,200">
          <text:p/>
        </draw:polygon>
        <draw:line draw:style-name="gr138" draw:text-style-name="P1" draw:layer="layout" svg:x1="6.905cm" svg:y1="12.2cm" svg:x2="6.905cm" svg:y2="12.3cm">
          <text:p/>
        </draw:line>
        <draw:rect draw:style-name="gr140" draw:text-style-name="P11" draw:layer="layout" svg:width="0.201cm" svg:height="0.501cm" svg:x="6.804cm" svg:y="12.299cm">
          <text:p/>
        </draw:rect>
        <draw:polyline draw:style-name="gr138" draw:text-style-name="P1" draw:layer="layout" svg:width="1.117cm" svg:height="0.786cm" draw:transform="rotate (-2.96182374063438) translate (6.94018416484047cm 12.9936059535739cm)" svg:viewBox="0 0 1118 787" draw:points="0,197 36,0 1118,197 1011,787">
          <text:p/>
        </draw:polyline>
        <draw:frame draw:style-name="gr315" draw:text-style-name="P15" draw:layer="layout" svg:width="0.24cm" svg:height="0.27cm" svg:x="6.49cm" svg:y="12.4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5.905cm" svg:y="12.7cm">
          <draw:text-box>
            <text:p><text:span text:style-name="T1">BL, DCC 51</text:span></text:p>
          </draw:text-box>
        </draw:frame>
        <draw:polyline draw:style-name="gr142" draw:text-style-name="P1" draw:layer="layout" svg:width="1.206cm" svg:height="1.724cm" draw:transform="rotate (-2.96182374063438) translate (7.51349745945586cm 13.8975518698223cm)" svg:viewBox="0 0 1207 1725" draw:points="1127,0 1207,116 1064,902 179,741 0,1725">
          <text:p/>
        </draw:polyline>
        <draw:polyline draw:style-name="gr316" draw:text-style-name="P1" draw:layer="layout" svg:width="3.764cm" svg:height="1.259cm" draw:transform="rotate (-2.96182374063438) translate (10.6303748559165cm 13.4401577268962cm)" svg:viewBox="0 0 3765 1260" draw:points="3685,0 3765,116 3640,804 197,178 0,1260">
          <text:p/>
        </draw:polyline>
        <draw:frame draw:style-name="gr317" draw:text-style-name="P15" draw:layer="layout" svg:width="0.115cm" svg:height="0.27cm" svg:x="6.191cm" svg:y="14.005cm">
          <draw:text-box>
            <text:p text:style-name="P13"><text:span text:style-name="T3">1</text:span></text:p>
          </draw:text-box>
        </draw:frame>
        <draw:frame draw:style-name="gr318" draw:text-style-name="P15" draw:layer="layout" svg:width="0.115cm" svg:height="0.27cm" svg:x="7.992cm" svg:y="14.005cm">
          <draw:text-box>
            <text:p text:style-name="P13"><text:span text:style-name="T3">1</text:span></text:p>
          </draw:text-box>
        </draw:frame>
        <draw:frame draw:style-name="gr319" draw:text-style-name="P15" draw:layer="layout" svg:width="0.115cm" svg:height="0.27cm" svg:x="9.793cm" svg:y="14.005cm">
          <draw:text-box>
            <text:p text:style-name="P13"><text:span text:style-name="T3">1</text:span></text:p>
          </draw:text-box>
        </draw:frame>
        <draw:frame draw:style-name="gr320" draw:text-style-name="P15" draw:layer="layout" svg:width="0.115cm" svg:height="0.27cm" svg:x="11.594cm" svg:y="14.005cm">
          <draw:text-box>
            <text:p text:style-name="P13"><text:span text:style-name="T3">1</text:span></text:p>
          </draw:text-box>
        </draw:frame>
        <draw:polyline draw:style-name="gr316" draw:text-style-name="P1" draw:layer="layout" svg:width="2.879cm" svg:height="1.421cm" draw:transform="rotate (-2.96182374063438) translate (11.5593239856582cm 13.5994544984461cm)" svg:viewBox="0 0 2880 1422" draw:points="2799,0 2880,116 2719,1002 161,537 0,1422">
          <text:p/>
        </draw:polyline>
        <draw:polyline draw:style-name="gr321" draw:text-style-name="P1" draw:layer="layout" svg:width="0.357cm" svg:height="1.743cm" draw:transform="rotate (-2.96182374063438) translate (8.4512891538833cm 13.8552416750173cm)" svg:viewBox="0 0 358 1744" draw:points="250,0 0,1377 358,1646 340,1744">
          <text:p/>
        </draw:polyline>
        <draw:polyline draw:style-name="gr322" draw:text-style-name="P1" draw:layer="layout" svg:width="0.715cm" svg:height="2.029cm" draw:transform="rotate (-2.96182374063438) translate (8.55448617709634cm 14.0728337574375cm)" svg:viewBox="0 0 716 2030" draw:points="152,0 232,116 0,1395 716,1932 698,2030">
          <text:p/>
        </draw:polyline>
        <draw:polyline draw:style-name="gr323" draw:text-style-name="P1" draw:layer="layout" svg:width="2.647cm" svg:height="1.279cm" draw:transform="rotate (-2.96182374063438) translate (11.4099206824347cm 13.4276056802734cm)" svg:viewBox="0 0 2648 1280" draw:points="2648,0 2486,886 125,457 0,1146 179,1280">
          <text:p/>
        </draw:polyline>
        <draw:polyline draw:style-name="gr142" draw:text-style-name="P1" draw:layer="layout" svg:width="0.321cm" svg:height="1.886cm" draw:transform="rotate (-2.96182374063438) translate (8.44244658919752cm 14.0568486413723cm)" svg:viewBox="0 0 322 1887" draw:points="241,0 322,116 144,1100 126,1199 0,1887">
          <text:p/>
        </draw:polyline>
        <draw:polyline draw:style-name="gr324" draw:text-style-name="P1" draw:layer="layout" svg:width="2.45cm" svg:height="1.564cm" draw:transform="rotate (-2.96182374063438) translate (11.3369279136699cm 13.6762168745532cm)" svg:viewBox="0 0 2451 1565" draw:points="2370,0 2451,116 2254,1199 89,805 0,1297 358,1565">
          <text:p/>
        </draw:polyline>
        <draw:polyline draw:style-name="gr325" draw:text-style-name="P1" draw:layer="layout" svg:width="1.18cm" svg:height="2.101cm" draw:transform="rotate (-2.96182374063438) translate (10.1721421999808cm 14.0699885758729cm)" svg:viewBox="0 0 1181 2102" draw:points="168,0 248,116 0,1494 1181,1709 1109,2102">
          <text:p/>
        </draw:polyline>
        <draw:polyline draw:style-name="gr321" draw:text-style-name="P1" draw:layer="layout" svg:width="1.484cm" svg:height="1.958cm" draw:transform="rotate (-2.96182374063438) translate (10.2161049890428cm 13.8616357214434cm)" svg:viewBox="0 0 1485 1959" draw:points="215,0 0,1181 1377,1431 1306,1825 1485,1959">
          <text:p/>
        </draw:polyline>
        <draw:polyline draw:style-name="gr316" draw:text-style-name="P1" draw:layer="layout" svg:width="1.698cm" svg:height="1.636cm" draw:transform="rotate (-2.96182374063438) translate (12.1976882642148cm 13.810559487489cm)" svg:viewBox="0 0 1699 1637" draw:points="1619,0 1699,116 1592,707 215,456 0,1637">
          <text:p/>
        </draw:polyline>
        <draw:polyline draw:style-name="gr323" draw:text-style-name="P1" draw:layer="layout" svg:width="1.466cm" svg:height="1.494cm" draw:transform="rotate (-2.96182374063438) translate (12.0482849609913cm 13.6387106693162cm)" svg:viewBox="0 0 1467 1495" draw:points="1467,0 1359,591 179,377 0,1361 179,1495">
          <text:p/>
        </draw:polyline>
        <draw:polyline draw:style-name="gr325" draw:text-style-name="P1" draw:layer="layout" svg:width="2.557cm" svg:height="2.37cm" draw:transform="rotate (-2.96182374063438) translate (11.8931072264383cm 14.0853516648479cm)" svg:viewBox="0 0 2558 2371" draw:points="88,0 268,135 0,1611 2558,2076 2504,2371">
          <text:p/>
        </draw:polyline>
        <draw:polyline draw:style-name="gr316" draw:text-style-name="P1" draw:layer="layout" svg:width="0.222cm" svg:height="1.905cm" draw:transform="rotate (-2.96182374063438) translate (12.5458515034669cm 14.0755846743846cm)" svg:viewBox="0 0 223 1906" draw:points="142,0 223,116 115,707 215,726 0,1906">
          <text:p/>
        </draw:polyline>
        <draw:polygon draw:style-name="gr326" draw:text-style-name="P33" draw:layer="layout" svg:width="1.499cm" svg:height="0.81cm" svg:x="8.5cm" svg:y="2.402cm" svg:viewBox="0 0 1500 811" draw:points="0,409 100,0 1500,401 1500,811">
          <text:p/>
        </draw:polygon>
        <draw:polygon draw:style-name="gr147" draw:text-style-name="P29" draw:layer="layout" svg:width="1.502cm" svg:height="0.799cm" draw:transform="rotate (-3.14159265358979) translate (10cm 3.601cm)" svg:viewBox="0 0 1503 800" draw:points="1503,361 1406,0 0,390 0,800">
          <text:p/>
        </draw:polygon>
        <draw:g draw:style-name="gr2">
          <draw:polygon draw:style-name="gr148" draw:text-style-name="P30" draw:layer="layout" svg:width="1.351cm" svg:height="0.204cm" draw:transform="skewX (0.0109955742875643) rotate (0.26790804018113) translate (8.65666170522066cm 3.59990559535183cm)" svg:viewBox="0 0 1352 205" draw:points="1352,1 1352,135 936,203 414,205 0,103 0,0">
            <text:p/>
          </draw:polygon>
          <draw:rect draw:style-name="gr149" draw:text-style-name="P31" draw:layer="layout" svg:width="0.303cm" svg:height="0.098cm" draw:transform="skewX (0.0101229096615671) rotate (0.267384441405531) translate (8.887cm 3.573cm)">
            <text:p/>
          </draw:rect>
        </draw:g>
        <draw:g draw:style-name="gr2">
          <draw:polygon draw:style-name="gr102" draw:text-style-name="P21" draw:layer="layout" svg:width="1.799cm" svg:height="0.408cm" draw:transform="rotate (-3.14159265358979) translate (10.3cm 3.20263157894737cm)" svg:viewBox="0 0 1800 409" draw:points="1800,409 1800,0 0,0 1,409">
            <text:p/>
          </draw:polygon>
          <draw:line draw:style-name="gr103" draw:text-style-name="P22" draw:layer="layout" svg:x1="8.5cm" svg:y1="2.896cm" svg:x2="10.3cm" svg:y2="2.896cm">
            <text:p/>
          </draw:line>
          <draw:line draw:style-name="gr103" draw:text-style-name="P22" draw:layer="layout" svg:x1="8.5cm" svg:y1="3.1cm" svg:x2="10.3cm" svg:y2="3.1cm">
            <text:p/>
          </draw:line>
        </draw:g>
        <draw:line draw:style-name="gr103" draw:text-style-name="P22" draw:layer="layout" svg:x1="8.36cm" svg:y1="3.601cm" svg:x2="9.9cm" svg:y2="3.108cm">
          <text:p/>
        </draw:line>
        <draw:line draw:style-name="gr103" draw:text-style-name="P22" draw:layer="layout" svg:x1="8.31cm" svg:y1="3.364cm" svg:x2="9.9cm" svg:y2="2.904cm">
          <text:p/>
        </draw:line>
        <draw:line draw:style-name="gr103" draw:text-style-name="P22" draw:layer="layout" svg:x1="8.573cm" svg:y1="2.508cm" svg:x2="9.899cm" svg:y2="2.905cm">
          <text:p/>
        </draw:line>
        <draw:line draw:style-name="gr103" draw:text-style-name="P22" draw:layer="layout" svg:x1="8.524cm" svg:y1="2.706cm" svg:x2="9.899cm" svg:y2="3.109cm">
          <text:p/>
        </draw:line>
        <draw:g draw:style-name="gr2">
          <draw:polygon draw:style-name="gr148" draw:text-style-name="P30" draw:layer="layout" svg:width="1.349cm" svg:height="0.212cm" draw:transform="skewX (-0.0291469985083053) rotate (2.86024557816831) translate (9.96444851600021cm 2.77965347924964cm)" svg:viewBox="0 0 1350 213" draw:points="0,0 1,140 416,211 936,213 1350,108 1350,2">
            <text:p/>
          </draw:polygon>
          <draw:rect draw:style-name="gr149" draw:text-style-name="P31" draw:layer="layout" svg:width="0.302cm" svg:height="0.102cm" draw:transform="skewX (-0.0490437519810406) rotate (2.8628635720463) translate (9.762cm 2.682cm)">
            <text:p/>
          </draw:rect>
        </draw:g>
        <draw:polygon draw:style-name="gr326" draw:text-style-name="P33" draw:layer="layout" svg:width="1.899cm" svg:height="0.909cm" svg:x="6.7cm" svg:y="1.9cm" svg:viewBox="0 0 1900 910" draw:points="0,400 0,0 1900,504 1807,910">
          <text:p/>
        </draw:polygon>
        <draw:line draw:style-name="gr103" draw:text-style-name="P22" draw:layer="layout" svg:x1="6.8cm" svg:y1="2cm" svg:x2="8.581cm" svg:y2="2.511cm">
          <text:p/>
        </draw:line>
        <draw:line draw:style-name="gr103" draw:text-style-name="P22" draw:layer="layout" svg:x1="6.7cm" svg:y1="2.2cm" svg:x2="8.531cm" svg:y2="2.707cm">
          <text:p/>
        </draw:line>
        <draw:g draw:style-name="gr2">
          <draw:polygon draw:style-name="gr102" draw:text-style-name="P21" draw:layer="layout" svg:width="1.799cm" svg:height="0.399cm" svg:x="8.4cm" svg:y="3.7cm" svg:viewBox="0 0 1800 400" draw:points="1800,400 1800,0 0,0 0,400">
            <text:p/>
          </draw:polygon>
          <draw:line draw:style-name="gr103" draw:text-style-name="P22" draw:layer="layout" svg:x1="10.2cm" svg:y1="4cm" svg:x2="8.4cm" svg:y2="4cm">
            <text:p/>
          </draw:line>
          <draw:line draw:style-name="gr103" draw:text-style-name="P22" draw:layer="layout" svg:x1="10.2cm" svg:y1="3.8cm" svg:x2="8.4cm" svg:y2="3.8cm">
            <text:p/>
          </draw:line>
        </draw:g>
        <draw:frame draw:style-name="gr33" draw:text-style-name="P10" draw:layer="layout" svg:width="1.2cm" svg:height="0.4cm" svg:x="6cm" svg:y="2.4cm">
          <draw:text-box>
            <text:p><text:span text:style-name="T1">DCC 11: UC</text:span></text:p>
          </draw:text-box>
        </draw:frame>
        <draw:g draw:style-name="gr2">
          <draw:polygon draw:style-name="gr102" draw:text-style-name="P21" draw:layer="layout" svg:width="0.999cm" svg:height="0.399cm" svg:x="10.2cm" svg:y="3.7cm" svg:viewBox="0 0 1000 400" draw:points="1000,400 1000,0 0,0 0,400">
            <text:p/>
          </draw:polygon>
          <draw:line draw:style-name="gr103" draw:text-style-name="P22" draw:layer="layout" svg:x1="11.2cm" svg:y1="4cm" svg:x2="10.2cm" svg:y2="4cm">
            <text:p/>
          </draw:line>
          <draw:line draw:style-name="gr103" draw:text-style-name="P22" draw:layer="layout" svg:x1="11.2cm" svg:y1="3.8cm" svg:x2="10.2cm" svg:y2="3.8cm">
            <text:p/>
          </draw:line>
        </draw:g>
        <draw:polygon draw:style-name="gr147" draw:text-style-name="P29" draw:layer="layout" svg:width="1.736cm" svg:height="0.864cm" svg:x="6.9cm" svg:y="3.227cm" svg:viewBox="0 0 1737 865" draw:points="1737,361 1641,0 3,473 0,865">
          <text:p/>
        </draw:polygon>
        <draw:polygon draw:style-name="gr148" draw:text-style-name="P30" draw:layer="layout" svg:width="1.349cm" svg:height="0.199cm" svg:x="6.9cm" svg:y="4.1cm" svg:viewBox="0 0 1350 200" draw:points="0,0 0,132 415,198 936,200 1350,101 1350,0">
          <text:p/>
        </draw:polygon>
        <draw:rect draw:style-name="gr149" draw:text-style-name="P31" draw:layer="layout" svg:width="0.302cm" svg:height="0.096cm" svg:x="7.719cm" svg:y="4.135cm">
          <text:p/>
        </draw:rect>
        <draw:g draw:style-name="gr2">
          <draw:polygon draw:style-name="gr102" draw:text-style-name="P21" draw:layer="layout" svg:width="1.799cm" svg:height="0.399cm" svg:x="6.6cm" svg:y="3.7cm" svg:viewBox="0 0 1800 400" draw:points="1800,400 1800,0 0,0 1,400">
            <text:p/>
          </draw:polygon>
          <draw:line draw:style-name="gr103" draw:text-style-name="P22" draw:layer="layout" svg:x1="8.4cm" svg:y1="4cm" svg:x2="6.6cm" svg:y2="4cm">
            <text:p/>
          </draw:line>
          <draw:line draw:style-name="gr103" draw:text-style-name="P22" draw:layer="layout" svg:x1="8.4cm" svg:y1="3.8cm" svg:x2="6.6cm" svg:y2="3.8cm">
            <text:p/>
          </draw:line>
        </draw:g>
        <draw:line draw:style-name="gr103" draw:text-style-name="P22" draw:layer="layout" svg:x1="8.597cm" svg:y1="3.28cm" svg:x2="6.91cm" svg:y2="3.794cm">
          <text:p/>
        </draw:line>
        <draw:line draw:style-name="gr103" draw:text-style-name="P22" draw:layer="layout" svg:x1="8.662cm" svg:y1="3.504cm" svg:x2="6.953cm" svg:y2="3.999cm">
          <text:p/>
        </draw:line>
        <draw:g draw:style-name="gr2">
          <draw:polygon draw:style-name="gr102" draw:text-style-name="P21" draw:layer="layout" svg:width="0.999cm" svg:height="0.399cm" svg:x="10.2cm" svg:y="2.8cm" svg:viewBox="0 0 1000 400" draw:points="1000,400 1000,0 0,0 0,400">
            <text:p/>
          </draw:polygon>
          <draw:line draw:style-name="gr103" draw:text-style-name="P22" draw:layer="layout" svg:x1="11.2cm" svg:y1="3.1cm" svg:x2="10.2cm" svg:y2="3.1cm">
            <text:p/>
          </draw:line>
          <draw:line draw:style-name="gr103" draw:text-style-name="P22" draw:layer="layout" svg:x1="11.2cm" svg:y1="2.9cm" svg:x2="10.2cm" svg:y2="2.9cm">
            <text:p/>
          </draw:line>
        </draw:g>
        <draw:g draw:style-name="gr2">
          <draw:polygon draw:style-name="gr102" draw:text-style-name="P21" draw:layer="layout" svg:width="0.928cm" svg:height="0.399cm" svg:x="7.6cm" svg:y="2.8cm" svg:viewBox="0 0 929 400" draw:points="929,400 929,0 0,0 0,400">
            <text:p/>
          </draw:polygon>
          <draw:line draw:style-name="gr103" draw:text-style-name="P22" draw:layer="layout" svg:x1="8.529cm" svg:y1="3.1cm" svg:x2="7.6cm" svg:y2="3.1cm">
            <text:p/>
          </draw:line>
          <draw:line draw:style-name="gr103" draw:text-style-name="P22" draw:layer="layout" svg:x1="8.529cm" svg:y1="2.9cm" svg:x2="7.6cm" svg:y2="2.9cm">
            <text:p/>
          </draw:line>
        </draw:g>
        <draw:g draw:style-name="gr2">
          <draw:polygon draw:style-name="gr102" draw:text-style-name="P21" draw:layer="layout" svg:width="0.999cm" svg:height="0.399cm" svg:x="6.6cm" svg:y="2.8cm" svg:viewBox="0 0 1000 400" draw:points="1000,400 1000,0 0,0 0,400">
            <text:p/>
          </draw:polygon>
          <draw:line draw:style-name="gr103" draw:text-style-name="P22" draw:layer="layout" svg:x1="7.6cm" svg:y1="3.1cm" svg:x2="6.6cm" svg:y2="3.1cm">
            <text:p/>
          </draw:line>
          <draw:line draw:style-name="gr103" draw:text-style-name="P22" draw:layer="layout" svg:x1="7.6cm" svg:y1="2.9cm" svg:x2="6.6cm" svg:y2="2.9cm">
            <text:p/>
          </draw:line>
        </draw:g>
        <draw:rect draw:style-name="gr149" draw:text-style-name="P31" draw:layer="layout" svg:width="0.302cm" svg:height="0.096cm" svg:x="6.907cm" svg:y="2.95cm">
          <text:p/>
        </draw:rect>
        <draw:g draw:style-name="gr2">
          <draw:polygon draw:style-name="gr102" draw:text-style-name="P21" draw:layer="layout" svg:width="0.599cm" svg:height="0.399cm" svg:x="6cm" svg:y="3.7cm" svg:viewBox="0 0 600 400" draw:points="600,400 600,0 0,0 0,400">
            <text:p/>
          </draw:polygon>
          <draw:line draw:style-name="gr103" draw:text-style-name="P22" draw:layer="layout" svg:x1="6.6cm" svg:y1="4cm" svg:x2="6cm" svg:y2="4cm">
            <text:p/>
          </draw:line>
          <draw:line draw:style-name="gr103" draw:text-style-name="P22" draw:layer="layout" svg:x1="6.6cm" svg:y1="3.8cm" svg:x2="6cm" svg:y2="3.8cm">
            <text:p/>
          </draw:line>
        </draw:g>
        <draw:g draw:style-name="gr2">
          <draw:polygon draw:style-name="gr102" draw:text-style-name="P21" draw:layer="layout" svg:width="0.599cm" svg:height="0.399cm" svg:x="6cm" svg:y="2.8cm" svg:viewBox="0 0 600 400" draw:points="600,400 600,0 0,0 0,400">
            <text:p/>
          </draw:polygon>
          <draw:line draw:style-name="gr103" draw:text-style-name="P22" draw:layer="layout" svg:x1="6.6cm" svg:y1="3.1cm" svg:x2="6cm" svg:y2="3.1cm">
            <text:p/>
          </draw:line>
          <draw:line draw:style-name="gr103" draw:text-style-name="P22" draw:layer="layout" svg:x1="6.6cm" svg:y1="2.9cm" svg:x2="6cm" svg:y2="2.9cm">
            <text:p/>
          </draw:line>
        </draw:g>
        <draw:polygon draw:style-name="gr102" draw:text-style-name="P21" draw:layer="layout" svg:width="0.699cm" svg:height="0.399cm" svg:x="6cm" svg:y="1.9cm" svg:viewBox="0 0 700 400" draw:points="700,400 700,0 0,0 0,400">
          <text:p/>
        </draw:polygon>
        <draw:line draw:style-name="gr103" draw:text-style-name="P22" draw:layer="layout" svg:x1="6.7cm" svg:y1="2.2cm" svg:x2="6cm" svg:y2="2.2cm">
          <text:p/>
        </draw:line>
        <draw:line draw:style-name="gr103" draw:text-style-name="P22" draw:layer="layout" svg:x1="6.8cm" svg:y1="2cm" svg:x2="6cm" svg:y2="2cm">
          <text:p/>
        </draw:line>
        <draw:circle draw:style-name="gr129" draw:text-style-name="P24" draw:layer="layout" svg:width="0.1cm" svg:height="0.1cm" draw:transform="rotate (-3.14159265358979) translate (6.25cm 3.853cm)">
          <text:p/>
        </draw:circle>
        <draw:circle draw:style-name="gr131" draw:text-style-name="P25" draw:layer="layout" svg:width="0.1cm" svg:height="0.1cm" draw:transform="rotate (-3.14159265358979) translate (6.45cm 4.053cm)">
          <text:p/>
        </draw:circle>
        <draw:circle draw:style-name="gr129" draw:text-style-name="P24" draw:layer="layout" svg:width="0.1cm" svg:height="0.1cm" draw:transform="rotate (-3.14159265358979) translate (10.85cm 3.853cm)">
          <text:p/>
        </draw:circle>
        <draw:circle draw:style-name="gr131" draw:text-style-name="P25" draw:layer="layout" svg:width="0.1cm" svg:height="0.1cm" draw:transform="rotate (-3.14159265358979) translate (11.05cm 4.053cm)">
          <text:p/>
        </draw:circle>
        <draw:rect draw:style-name="gr127" draw:text-style-name="P23" draw:layer="layout" svg:width="0.2cm" svg:height="0.1cm" svg:x="8.3cm" svg:y="3.75cm">
          <text:p/>
        </draw:rect>
        <draw:rect draw:style-name="gr127" draw:text-style-name="P23" draw:layer="layout" svg:width="0.2cm" svg:height="0.1cm" svg:x="8.3cm" svg:y="3.95cm">
          <text:p/>
        </draw:rect>
        <draw:frame draw:style-name="gr33" draw:text-style-name="P10" draw:layer="layout" svg:width="1.2cm" svg:height="0.4cm" svg:x="8.3cm" svg:y="4.1cm">
          <draw:text-box>
            <text:p><text:span text:style-name="T1">DCC 21: W2</text:span></text:p>
          </draw:text-box>
        </draw:frame>
        <draw:frame draw:style-name="gr33" draw:text-style-name="P10" draw:layer="layout" svg:width="1.2cm" svg:height="0.4cm" svg:x="9.9cm" svg:y="4.1cm">
          <draw:text-box>
            <text:p><text:span text:style-name="T1">DCC 41: DT</text:span></text:p>
          </draw:text-box>
        </draw:frame>
        <draw:frame draw:style-name="gr33" draw:text-style-name="P10" draw:layer="layout" svg:width="1.2cm" svg:height="0.4cm" svg:x="10cm" svg:y="2.4cm">
          <draw:text-box>
            <text:p><text:span text:style-name="T1">DCC 31: T3L</text:span></text:p>
          </draw:text-box>
        </draw:frame>
        <draw:frame draw:style-name="gr33" draw:text-style-name="P10" draw:layer="layout" svg:width="1.2cm" svg:height="0.4cm" svg:x="10cm" svg:y="3.2cm">
          <draw:text-box>
            <text:p><text:span text:style-name="T1">DCC 32: T3R</text:span></text:p>
          </draw:text-box>
        </draw:frame>
        <draw:rect draw:style-name="gr9" draw:text-style-name="P3" draw:layer="layout" svg:width="1.8cm" svg:height="1.8cm" svg:x="2.7cm" svg:y="6cm">
          <text:p/>
        </draw:rect>
        <draw:frame draw:style-name="gr33" draw:text-style-name="P10" draw:layer="layout" svg:width="1.6cm" svg:height="0.38cm" svg:x="2.8cm" svg:y="6.72cm">
          <draw:text-box>
            <text:p><text:span text:style-name="T1">SUB25_10</text:span></text:p>
          </draw:text-box>
        </draw:frame>
        <draw:rect draw:style-name="gr9" draw:text-style-name="P3" draw:layer="layout" svg:width="1.394cm" svg:height="0.6cm" svg:x="5.606cm" svg:y="5cm">
          <text:p/>
        </draw:rect>
        <draw:frame draw:style-name="gr33" draw:text-style-name="P10" draw:layer="layout" svg:width="1.194cm" svg:height="0.38cm" svg:x="5.706cm" svg:y="5.12cm">
          <draw:text-box>
            <text:p><text:span text:style-name="T1">CON_6pol-3</text:span></text:p>
          </draw:text-box>
        </draw:frame>
        <draw:rect draw:style-name="gr9" draw:text-style-name="P3" draw:layer="layout" svg:width="1.394cm" svg:height="0.6cm" svg:x="7.806cm" svg:y="5cm">
          <text:p/>
        </draw:rect>
        <draw:frame draw:style-name="gr33" draw:text-style-name="P10" draw:layer="layout" svg:width="1.194cm" svg:height="0.38cm" svg:x="7.906cm" svg:y="5.12cm">
          <draw:text-box>
            <text:p><text:span text:style-name="T1">CON_6pol-3</text:span></text:p>
          </draw:text-box>
        </draw:frame>
        <draw:rect draw:style-name="gr9" draw:text-style-name="P3" draw:layer="layout" svg:width="1.394cm" svg:height="0.6cm" svg:x="10.006cm" svg:y="5cm">
          <text:p/>
        </draw:rect>
        <draw:frame draw:style-name="gr33" draw:text-style-name="P10" draw:layer="layout" svg:width="1.194cm" svg:height="0.38cm" svg:x="10.106cm" svg:y="5.12cm">
          <draw:text-box>
            <text:p><text:span text:style-name="T1">CON_6pol-6</text:span></text:p>
          </draw:text-box>
        </draw:frame>
        <draw:rect draw:style-name="gr9" draw:text-style-name="P3" draw:layer="layout" svg:width="1.394cm" svg:height="0.6cm" svg:x="12.206cm" svg:y="5cm">
          <text:p/>
        </draw:rect>
        <draw:frame draw:style-name="gr33" draw:text-style-name="P10" draw:layer="layout" svg:width="1.194cm" svg:height="0.38cm" svg:x="12.306cm" svg:y="5.12cm">
          <draw:text-box>
            <text:p><text:span text:style-name="T1">CON_1xIO</text:span></text:p>
          </draw:text-box>
        </draw:frame>
        <draw:rect draw:style-name="gr9" draw:text-style-name="P3" draw:layer="layout" svg:width="1.394cm" svg:height="0.6cm" svg:x="5.206cm" svg:y="6.2cm">
          <text:p/>
        </draw:rect>
        <draw:frame draw:style-name="gr33" draw:text-style-name="P10" draw:layer="layout" svg:width="1.194cm" svg:height="0.38cm" svg:x="5.306cm" svg:y="6.32cm">
          <draw:text-box>
            <text:p><text:span text:style-name="T1">i2c_40mm</text:span></text:p>
          </draw:text-box>
        </draw:frame>
        <draw:rect draw:style-name="gr9" draw:text-style-name="P3" draw:layer="layout" svg:width="1.394cm" svg:height="0.6cm" svg:x="7.406cm" svg:y="6.2cm">
          <text:p/>
        </draw:rect>
        <draw:frame draw:style-name="gr33" draw:text-style-name="P10" draw:layer="layout" svg:width="1.194cm" svg:height="0.38cm" svg:x="7.506cm" svg:y="6.32cm">
          <draw:text-box>
            <text:p><text:span text:style-name="T1">PCF8574 <text:s/>in</text:span></text:p>
          </draw:text-box>
        </draw:frame>
        <draw:rect draw:style-name="gr9" draw:text-style-name="P3" draw:layer="layout" svg:width="1.394cm" svg:height="0.6cm" svg:x="9.606cm" svg:y="6.2cm">
          <text:p/>
        </draw:rect>
        <draw:frame draw:style-name="gr33" draw:text-style-name="P10" draw:layer="layout" svg:width="1.194cm" svg:height="0.38cm" svg:x="9.706cm" svg:y="6.32cm">
          <draw:text-box>
            <text:p><text:span text:style-name="T1">PCF8574 out</text:span></text:p>
          </draw:text-box>
        </draw:frame>
        <draw:rect draw:style-name="gr9" draw:text-style-name="P3" draw:layer="layout" svg:width="1.394cm" svg:height="0.6cm" svg:x="11.806cm" svg:y="6.2cm">
          <text:p/>
        </draw:rect>
        <draw:frame draw:style-name="gr33" draw:text-style-name="P10" draw:layer="layout" svg:width="1cm" svg:height="0.38cm" svg:x="12cm" svg:y="6.32cm">
          <draw:text-box>
            <text:p><text:span text:style-name="T1">i2c_LED</text:span></text:p>
          </draw:text-box>
        </draw:frame>
        <draw:rect draw:style-name="gr9" draw:text-style-name="P3" draw:layer="layout" svg:width="1.394cm" svg:height="0.6cm" svg:x="5.206cm" svg:y="7.2cm">
          <text:p/>
        </draw:rect>
        <draw:frame draw:style-name="gr33" draw:text-style-name="P10" draw:layer="layout" svg:width="1.194cm" svg:height="0.38cm" svg:x="5.306cm" svg:y="7.32cm">
          <draw:text-box>
            <text:p><text:span text:style-name="T1">10pol_PIN</text:span></text:p>
          </draw:text-box>
        </draw:frame>
        <draw:rect draw:style-name="gr9" draw:text-style-name="P3" draw:layer="layout" svg:width="1.394cm" svg:height="0.6cm" svg:x="7.406cm" svg:y="7.2cm">
          <text:p/>
        </draw:rect>
        <draw:frame draw:style-name="gr33" draw:text-style-name="P10" draw:layer="layout" svg:width="1.194cm" svg:height="0.38cm" svg:x="7.506cm" svg:y="7.32cm">
          <draw:text-box>
            <text:p><text:span text:style-name="T1">10pol_PIN</text:span></text:p>
          </draw:text-box>
        </draw:frame>
        <draw:rect draw:style-name="gr9" draw:text-style-name="P3" draw:layer="layout" svg:width="1.394cm" svg:height="0.6cm" svg:x="9.606cm" svg:y="7.2cm">
          <text:p/>
        </draw:rect>
        <draw:frame draw:style-name="gr33" draw:text-style-name="P10" draw:layer="layout" svg:width="1.194cm" svg:height="0.38cm" svg:x="9.706cm" svg:y="7.32cm">
          <draw:text-box>
            <text:p><text:span text:style-name="T1">10pol_PIN</text:span></text:p>
          </draw:text-box>
        </draw:frame>
        <draw:rect draw:style-name="gr9" draw:text-style-name="P3" draw:layer="layout" svg:width="1.394cm" svg:height="0.6cm" svg:x="11.806cm" svg:y="7.2cm">
          <text:p/>
        </draw:rect>
        <draw:frame draw:style-name="gr33" draw:text-style-name="P10" draw:layer="layout" svg:width="1.194cm" svg:height="0.38cm" svg:x="11.906cm" svg:y="7.32cm">
          <draw:text-box>
            <text:p><text:span text:style-name="T1">10pol_PIN</text:span></text:p>
          </draw:text-box>
        </draw:frame>
        <draw:rect draw:style-name="gr9" draw:text-style-name="P3" draw:layer="layout" svg:width="1.8cm" svg:height="0.8cm" svg:x="5.2cm" svg:y="8.2cm">
          <text:p/>
        </draw:rect>
        <draw:frame draw:style-name="gr33" draw:text-style-name="P10" draw:layer="layout" svg:width="1.2cm" svg:height="0.38cm" svg:x="5.5cm" svg:y="8.42cm">
          <draw:text-box>
            <text:p><text:span text:style-name="T1">1OUT</text:span></text:p>
          </draw:text-box>
        </draw:frame>
        <draw:rect draw:style-name="gr9" draw:text-style-name="P3" draw:layer="layout" svg:width="1.8cm" svg:height="0.8cm" svg:x="7.4cm" svg:y="8.2cm">
          <text:p/>
        </draw:rect>
        <draw:frame draw:style-name="gr33" draw:text-style-name="P10" draw:layer="layout" svg:width="0.794cm" svg:height="0.38cm" svg:x="7.906cm" svg:y="8.42cm">
          <draw:text-box>
            <text:p><text:span text:style-name="T1">W2</text:span></text:p>
          </draw:text-box>
        </draw:frame>
        <draw:rect draw:style-name="gr9" draw:text-style-name="P3" draw:layer="layout" svg:width="1.8cm" svg:height="0.8cm" svg:x="9.6cm" svg:y="8.2cm">
          <text:p/>
        </draw:rect>
        <draw:rect draw:style-name="gr9" draw:text-style-name="P3" draw:layer="layout" svg:width="1.8cm" svg:height="0.7cm" svg:x="11.8cm" svg:y="8.2cm">
          <text:p/>
        </draw:rect>
        <draw:frame draw:style-name="gr33" draw:text-style-name="P10" draw:layer="layout" svg:width="0.994cm" svg:height="0.38cm" svg:x="12.206cm" svg:y="8.42cm">
          <draw:text-box>
            <text:p><text:span text:style-name="T1">2IO</text:span></text:p>
          </draw:text-box>
        </draw:frame>
        <draw:frame draw:style-name="gr33" draw:text-style-name="P10" draw:layer="layout" svg:width="0.8cm" svg:height="0.38cm" svg:x="10.1cm" svg:y="8.42cm">
          <draw:text-box>
            <text:p><text:span text:style-name="T1">W3</text:span></text:p>
          </draw:text-box>
        </draw:frame>
        <draw:rect draw:style-name="gr9" draw:text-style-name="P3" draw:layer="layout" svg:width="1.801cm" svg:height="0.8cm" svg:x="2.7cm" svg:y="8.2cm">
          <text:p/>
        </draw:rect>
        <draw:frame draw:style-name="gr33" draw:text-style-name="P10" draw:layer="layout" svg:width="1.601cm" svg:height="0.38cm" svg:x="2.8cm" svg:y="8.42cm">
          <draw:text-box>
            <text:p><text:span text:style-name="T1">uC_O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0T20:12:11.351555100</dc:date>
    <meta:editing-duration>P1DT13H13M10S</meta:editing-duration>
    <meta:editing-cycles>178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607"/>
  </office:meta>
</office:document-meta>
</file>